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9.76pt"/>
    </style:style>
    <style:style style:name="co6" style:family="table-column">
      <style:table-column-properties fo:break-before="auto" style:column-width="75.71pt"/>
    </style:style>
    <style:style style:name="co7" style:family="table-column">
      <style:table-column-properties fo:break-before="auto" style:column-width="89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dosAlunos">
      <style:table-properties table:display="true" style:writing-mode="lr-tb"/>
    </style:style>
    <style:style style:name="ta2" style:family="table" style:master-page-name="PageStyle_5f_grupoDisciplina">
      <style:table-properties table:display="true" style:writing-mode="lr-tb"/>
    </style:style>
    <style:style style:name="ta3" style:family="table" style:master-page-name="PageStyle_5f_dadosGera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3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1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Alun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odigo Alun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Português</text:p>
          </table:table-cell>
          <table:table-cell table:style-name="ce8" office:value-type="string" calcext:value-type="string">
            <text:p>Ciências</text:p>
          </table:table-cell>
          <table:table-cell table:style-name="ce8" office:value-type="string" calcext:value-type="string">
            <text:p>L.E. Inglês</text:p>
          </table:table-cell>
          <table:table-cell table:style-name="ce8" office:value-type="string" calcext:value-type="string">
            <text:p>História</text:p>
          </table:table-cell>
          <table:table-cell table:style-name="ce20" office:value-type="string" calcext:value-type="string">
            <text:p>Geografia</text:p>
          </table:table-cell>
          <table:table-cell table:style-name="ce22" office:value-type="string" calcext:value-type="string">
            <text:p>MediaAno</text:p>
          </table:table-cell>
          <table:table-cell table:style-name="ce3" office:value-type="string" calcext:value-type="string">
            <text:p>Interpretação gráfica do desempenho</text:p>
          </table:table-cell>
          <table:table-cell table:style-name="ce32" table:number-columns-repeated="2"/>
          <table:table-cell table:style-name="ce7" table:number-columns-repeated="15"/>
          <table:table-cell table:number-columns-repeated="998"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9"/>
          <table:table-cell table:style-name="ce19" table:number-columns-repeated="4"/>
          <table:table-cell table:style-name="ce21"/>
          <table:table-cell table:style-name="ce23"/>
          <table:table-cell>
            <draw:frame table:end-cell-address="dadosAlunos.L9" table:end-x="15.28pt" table:end-y="14.97pt" draw:z-index="1" draw:name="Chart 2" draw:style-name="gr1" draw:text-style-name="P1" svg:width="224.99pt" svg:height="125.23pt" svg:x="0.74pt" svg:y="0pt">
              <draw:object draw:notify-on-update-of-ranges="dadosAlunos.B3:dadosAlunos.B8 dadosAlunos.C3:dadosAlunos.C8 dadosAlunos.D3:dadosAlunos.D8 dadosAlunos.E3:dadosAlunos.E8 dadosAlunos.F3:dadosAlunos.F8 dadosAlunos.G3:dadosAlunos.G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***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5.1" calcext:value-type="float">
            <text:p>5.1</text:p>
          </table:table-cell>
          <table:table-cell table:style-name="ce15" office:value-type="float" office:value="6.24" calcext:value-type="float">
            <text:p>6.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style-name="ce10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7.82" calcext:value-type="float">
            <text:p>7.8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5.6" calcext:value-type="float">
            <text:p>5.6</text:p>
          </table:table-cell>
          <table:table-cell table:style-name="ce11" office:value-type="float" office:value="7.21" calcext:value-type="float">
            <text:p>7.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5.91" calcext:value-type="float">
            <text:p>5.9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3" calcext:value-type="float">
            <text:p>7.3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6.96" calcext:value-type="float">
            <text:p>6.9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01" calcext:value-type="float">
            <text:p>7.01</text:p>
          </table:table-cell>
          <table:table-cell table:style-name="ce15" office:value-type="float" office:value="6.5" calcext:value-type="float">
            <text:p>6.5</text:p>
          </table:table-cell>
          <table:table-cell table:style-name="ce11" office:value-type="float" office:value="7.43" calcext:value-type="float">
            <text:p>7.43</text:p>
          </table:table-cell>
          <table:table-cell table:style-name="ce11" office:value-type="float" office:value="7.07" calcext:value-type="float">
            <text:p>7.07</text:p>
          </table:table-cell>
          <table:table-cell table:style-name="ce11" office:value-type="float" office:value="7.11" calcext:value-type="float">
            <text:p>7.11</text:p>
          </table:table-cell>
          <table:table-cell table:style-name="ce15" office:value-type="float" office:value="6.13" calcext:value-type="float">
            <text:p>6.13</text:p>
          </table:table-cell>
          <table:table-cell table:style-name="ce24" office:value-type="float" office:value="6.875" calcext:value-type="float">
            <text:p>6.875</text:p>
          </table:table-cell>
          <table:table-cell table:number-columns-repeated="1016"/>
        </table:table-row>
        <table:table-row table:style-name="ro1">
          <table:table-cell table:style-name="ce5" office:value-type="float" office:value="10002" calcext:value-type="float">
            <text:p>10002</text:p>
          </table:table-cell>
          <table:table-cell table:style-name="ce12"/>
          <table:table-cell table:style-name="ce13" table:number-columns-repeated="5"/>
          <table:table-cell table:style-name="ce25"/>
          <table:table-cell>
            <draw:frame table:end-cell-address="dadosAlunos.L17" table:end-x="15.28pt" table:end-y="14.97pt" draw:z-index="2" draw:name="Chart 3" draw:style-name="gr1" draw:text-style-name="P1" svg:width="224.99pt" svg:height="125.23pt" svg:x="0.74pt" svg:y="0pt">
              <draw:object draw:notify-on-update-of-ranges="dadosAlunos.B11:dadosAlunos.B16 dadosAlunos.C11:dadosAlunos.C16 dadosAlunos.D11:dadosAlunos.D16 dadosAlunos.E11:dadosAlunos.E16 dadosAlunos.F11:dadosAlunos.F16 dadosAlunos.G11:dadosAlunos.G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string" calcext:value-type="string">
            <text:p>*10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8.4" calcext:value-type="float">
            <text:p>8.4</text:p>
          </table:table-cell>
          <table:table-cell table:style-name="ce11" office:value-type="float" office:value="8.95" calcext:value-type="float">
            <text:p>8.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8.7" calcext:value-type="float">
            <text:p>8.7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string" calcext:value-type="string">
            <text:p>*9,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office:value-type="float" office:value="9.08" calcext:value-type="float">
            <text:p>9.0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1" calcext:value-type="float">
            <text:p>7.1</text:p>
          </table:table-cell>
          <table:table-cell table:style-name="ce11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6.93" calcext:value-type="float">
            <text:p>6.9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1" office:value-type="float" office:value="7.51" calcext:value-type="float">
            <text:p>7.5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number-columns-repeated="3" table:style-name="ce10" office:value-type="float" office:value="7.8" calcext:value-type="float">
            <text:p>7.8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7.98" calcext:value-type="float">
            <text:p>7.9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26" calcext:value-type="float">
            <text:p>7.26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8.03" calcext:value-type="float">
            <text:p>8.03</text:p>
          </table:table-cell>
          <table:table-cell table:style-name="ce11" office:value-type="string" calcext:value-type="string">
            <text:p>8,16/7,33</text:p>
          </table:table-cell>
          <table:table-cell table:style-name="ce11" office:value-type="float" office:value="7.98" calcext:value-type="float">
            <text:p>7.98</text:p>
          </table:table-cell>
          <table:table-cell table:style-name="ce11" office:value-type="float" office:value="8.43" calcext:value-type="float">
            <text:p>8.43</text:p>
          </table:table-cell>
          <table:table-cell table:style-name="ce26" office:value-type="float" office:value="7.915" calcext:value-type="float">
            <text:p>7.915</text:p>
          </table:table-cell>
          <table:table-cell table:number-columns-repeated="1016"/>
        </table:table-row>
        <table:table-row table:style-name="ro1">
          <table:table-cell table:style-name="ce6" office:value-type="float" office:value="10003" calcext:value-type="float">
            <text:p>10003</text:p>
          </table:table-cell>
          <table:table-cell table:style-name="ce13" table:number-columns-repeated="6"/>
          <table:table-cell table:style-name="ce25"/>
          <table:table-cell>
            <draw:frame table:end-cell-address="dadosAlunos.L25" table:end-x="15.28pt" table:end-y="12.73pt" draw:z-index="3" draw:name="Chart 4" draw:style-name="gr1" draw:text-style-name="P1" svg:width="224.99pt" svg:height="122.97pt" svg:x="0.74pt" svg:y="0.03pt">
              <draw:object draw:notify-on-update-of-ranges="dadosAlunos.B19:dadosAlunos.B24 dadosAlunos.C19:dadosAlunos.C24 dadosAlunos.D19:dadosAlunos.D24 dadosAlunos.E19:dadosAlunos.E24 dadosAlunos.F19:dadosAlunos.F24 dadosAlunos.G19:dadosAlunos.G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1" calcext:value-type="float">
            <text:p>8.1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1" office:value-type="float" office:value="8.62" calcext:value-type="float">
            <text:p>8.6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55" calcext:value-type="float">
            <text:p>8.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1" calcext:value-type="float">
            <text:p>7.1</text:p>
          </table:table-cell>
          <table:table-cell table:style-name="ce11" office:value-type="float" office:value="8.23" calcext:value-type="float">
            <text:p>8.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58" calcext:value-type="float">
            <text:p>7.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8.93" calcext:value-type="float">
            <text:p>8.93</text:p>
          </table:table-cell>
          <table:table-cell table:style-name="ce11" office:value-type="float" office:value="7.58" calcext:value-type="float">
            <text:p>7.58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8.27" calcext:value-type="float">
            <text:p>8.27</text:p>
          </table:table-cell>
          <table:table-cell table:style-name="ce11" office:value-type="float" office:value="8.01" calcext:value-type="float">
            <text:p>8.01</text:p>
          </table:table-cell>
          <table:table-cell table:style-name="ce11" office:value-type="float" office:value="8.05" calcext:value-type="float">
            <text:p>8.05</text:p>
          </table:table-cell>
          <table:table-cell table:style-name="ce26" office:value-type="float" office:value="8.158" calcext:value-type="float">
            <text:p>8.158</text:p>
          </table:table-cell>
          <table:table-cell>
            <draw:frame table:end-cell-address="dadosAlunos.L33" table:end-x="15.28pt" table:end-y="13.49pt" draw:z-index="4" draw:name="Chart 5" draw:style-name="gr1" draw:text-style-name="P1" svg:width="224.99pt" svg:height="125.23pt" svg:x="0.74pt" svg:y="14.26pt">
              <draw:object draw:notify-on-update-of-ranges="dadosAlunos.B27:dadosAlunos.B32 dadosAlunos.C27:dadosAlunos.C32 dadosAlunos.D27:dadosAlunos.D32 dadosAlunos.E27:dadosAlunos.E32 dadosAlunos.F27:dadosAlunos.F32 dadosAlunos.G27:dadosAlunos.G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04" calcext:value-type="float">
            <text:p>10004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9.06" calcext:value-type="float">
            <text:p>9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9.08" calcext:value-type="float">
            <text:p>9.0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6" calcext:value-type="float">
            <text:p>9.6</text:p>
          </table:table-cell>
          <table:table-cell table:style-name="ce11" office:value-type="float" office:value="9.25" calcext:value-type="float">
            <text:p>9.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1" calcext:value-type="float">
            <text:p>8.1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1" office:value-type="float" office:value="9.11" calcext:value-type="float">
            <text:p>9.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8.26" calcext:value-type="float">
            <text:p>8.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office:value-type="float" office:value="9.53" calcext:value-type="float">
            <text:p>9.5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9.25" calcext:value-type="float">
            <text:p>9.25</text:p>
          </table:table-cell>
          <table:table-cell table:style-name="ce11" office:value-type="float" office:value="8.83" calcext:value-type="float">
            <text:p>8.83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9.1" calcext:value-type="float">
            <text:p>9.1</text:p>
          </table:table-cell>
          <table:table-cell table:style-name="ce11" office:value-type="float" office:value="9.35" calcext:value-type="float">
            <text:p>9.35</text:p>
          </table:table-cell>
          <table:table-cell table:style-name="ce11" office:value-type="float" office:value="8.98" calcext:value-type="float">
            <text:p>8.98</text:p>
          </table:table-cell>
          <table:table-cell table:style-name="ce26" office:value-type="float" office:value="9.051" calcext:value-type="float">
            <text:p>9.051</text:p>
          </table:table-cell>
          <table:table-cell>
            <draw:frame table:end-cell-address="dadosAlunos.L41" table:end-x="15.28pt" table:end-y="14.23pt" draw:z-index="0" draw:name="Chart 1" draw:style-name="gr1" draw:text-style-name="P1" svg:width="224.99pt" svg:height="125.23pt" svg:x="0.74pt" svg:y="15pt">
              <draw:object draw:notify-on-update-of-ranges="dadosAlunos.B35:dadosAlunos.B40 dadosAlunos.C35:dadosAlunos.C40 dadosAlunos.D35:dadosAlunos.D40 dadosAlunos.E35:dadosAlunos.E40 dadosAlunos.F35:dadosAlunos.F40 dadosAlunos.G35:dadosAlunos.G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05" calcext:value-type="float">
            <text:p>10005</text:p>
          </table:table-cell>
          <table:table-cell table:style-name="ce14"/>
          <table:table-cell table:style-name="ce13" table:number-columns-repeated="5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7.6" calcext:value-type="float">
            <text:p>7.6</text:p>
          </table:table-cell>
          <table:table-cell table:style-name="ce11" office:value-type="float" office:value="7.46" calcext:value-type="float">
            <text:p>7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6" calcext:value-type="float">
            <text:p>9.6</text:p>
          </table:table-cell>
          <table:table-cell table:style-name="ce11" office:value-type="float" office:value="9.1" calcext:value-type="float">
            <text:p>9.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7.51" calcext:value-type="float">
            <text:p>7.5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1" calcext:value-type="float">
            <text:p>7.1</text:p>
          </table:table-cell>
          <table:table-cell table:style-name="ce15" office:value-type="float" office:value="6.16" calcext:value-type="float">
            <text:p>6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.21" calcext:value-type="float">
            <text:p>8.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2" calcext:value-type="float">
            <text:p>5.2</text:p>
          </table:table-cell>
          <table:table-cell table:style-name="ce15" office:value-type="float" office:value="4.53" calcext:value-type="float">
            <text:p>4.5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68" calcext:value-type="float">
            <text:p>6.68</text:p>
          </table:table-cell>
          <table:table-cell table:style-name="ce11" office:value-type="float" office:value="7.33" calcext:value-type="float">
            <text:p>7.33</text:p>
          </table:table-cell>
          <table:table-cell table:style-name="ce11" office:value-type="float" office:value="7.56" calcext:value-type="float">
            <text:p>7.56</text:p>
          </table:table-cell>
          <table:table-cell table:style-name="ce15" office:value-type="float" office:value="6.55" calcext:value-type="float">
            <text:p>6.55</text:p>
          </table:table-cell>
          <table:table-cell table:style-name="ce15" office:value-type="float" office:value="6.56" calcext:value-type="float">
            <text:p>6.56</text:p>
          </table:table-cell>
          <table:table-cell table:style-name="ce11" office:value-type="float" office:value="7.71" calcext:value-type="float">
            <text:p>7.71</text:p>
          </table:table-cell>
          <table:table-cell table:style-name="ce26" office:value-type="float" office:value="7.065" calcext:value-type="float">
            <text:p>7.065</text:p>
          </table:table-cell>
          <table:table-cell>
            <draw:frame table:end-cell-address="dadosAlunos.L49" table:end-x="15.28pt" table:end-y="13.46pt" draw:z-index="5" draw:name="Chart 6" draw:style-name="gr1" draw:text-style-name="P1" svg:width="224.99pt" svg:height="126.71pt" svg:x="0.74pt" svg:y="12.76pt">
              <draw:object draw:notify-on-update-of-ranges="dadosAlunos.B43:dadosAlunos.B48 dadosAlunos.C43:dadosAlunos.C48 dadosAlunos.D43:dadosAlunos.D48 dadosAlunos.E43:dadosAlunos.E48 dadosAlunos.F43:dadosAlunos.F48 dadosAlunos.G43:dadosAlunos.G4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06" calcext:value-type="float">
            <text:p>10006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8.32" calcext:value-type="float">
            <text:p>8.3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6" calcext:value-type="float">
            <text:p>8.6</text:p>
          </table:table-cell>
          <table:table-cell table:style-name="ce11" office:value-type="float" office:value="8.3" calcext:value-type="float">
            <text:p>8.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8.4" calcext:value-type="float">
            <text:p>8.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8.35" calcext:value-type="float">
            <text:p>8.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01" calcext:value-type="float">
            <text:p>7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8.43" calcext:value-type="float">
            <text:p>8.43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8.28" calcext:value-type="float">
            <text:p>8.28</text:p>
          </table:table-cell>
          <table:table-cell table:style-name="ce11" office:value-type="float" office:value="8.65" calcext:value-type="float">
            <text:p>8.65</text:p>
          </table:table-cell>
          <table:table-cell table:style-name="ce11" office:value-type="float" office:value="8.31" calcext:value-type="float">
            <text:p>8.31</text:p>
          </table:table-cell>
          <table:table-cell table:style-name="ce11" office:value-type="float" office:value="8.08" calcext:value-type="float">
            <text:p>8.08</text:p>
          </table:table-cell>
          <table:table-cell table:style-name="ce26" office:value-type="float" office:value="8.246" calcext:value-type="float">
            <text:p>8.246</text:p>
          </table:table-cell>
          <table:table-cell>
            <draw:frame table:end-cell-address="dadosAlunos.L58" table:end-x="15.28pt" table:end-y="11.99pt" draw:z-index="6" draw:name="Chart 7" draw:style-name="gr1" draw:text-style-name="P1" svg:width="224.99pt" svg:height="139.46pt" svg:x="0.74pt" svg:y="14.26pt">
              <draw:object draw:notify-on-update-of-ranges="dadosAlunos.B51:dadosAlunos.B56 dadosAlunos.C51:dadosAlunos.C56 dadosAlunos.D51:dadosAlunos.D56 dadosAlunos.E51:dadosAlunos.E56 dadosAlunos.F51:dadosAlunos.F56 dadosAlunos.G51:dadosAlunos.G5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07" calcext:value-type="float">
            <text:p>10007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9.3" calcext:value-type="float">
            <text:p>9.3</text:p>
          </table:table-cell>
          <table:table-cell table:style-name="ce11" office:value-type="float" office:value="9.06" calcext:value-type="float">
            <text:p>9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8" calcext:value-type="float">
            <text:p>7.8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6" calcext:value-type="float">
            <text:p>8.6</text:p>
          </table:table-cell>
          <table:table-cell table:style-name="ce11" office:value-type="float" office:value="8.91" calcext:value-type="float">
            <text:p>8.9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.46" calcext:value-type="float">
            <text:p>8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9.56" calcext:value-type="float">
            <text:p>9.5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8.9" calcext:value-type="float">
            <text:p>8.9</text:p>
          </table:table-cell>
          <table:table-cell table:style-name="ce11" office:value-type="float" office:value="8.63" calcext:value-type="float">
            <text:p>8.63</text:p>
          </table:table-cell>
          <table:table-cell table:style-name="ce11" office:value-type="float" office:value="9.31" calcext:value-type="float">
            <text:p>9.31</text:p>
          </table:table-cell>
          <table:table-cell table:style-name="ce11" office:value-type="float" office:value="8.57" calcext:value-type="float">
            <text:p>8.57</text:p>
          </table:table-cell>
          <table:table-cell table:style-name="ce11" office:value-type="float" office:value="8.68" calcext:value-type="float">
            <text:p>8.68</text:p>
          </table:table-cell>
          <table:table-cell table:style-name="ce11" office:value-type="float" office:value="8.43" calcext:value-type="float">
            <text:p>8.43</text:p>
          </table:table-cell>
          <table:table-cell table:style-name="ce26" office:value-type="float" office:value="8.753" calcext:value-type="float">
            <text:p>8.753</text:p>
          </table:table-cell>
          <table:table-cell table:number-columns-repeated="1016"/>
        </table:table-row>
        <table:table-row table:style-name="ro1">
          <table:table-cell table:style-name="ce6" office:value-type="float" office:value="10008" calcext:value-type="float">
            <text:p>10008</text:p>
          </table:table-cell>
          <table:table-cell table:style-name="ce13" table:number-columns-repeated="6"/>
          <table:table-cell table:style-name="ce25"/>
          <table:table-cell>
            <draw:frame table:end-cell-address="dadosAlunos.L65" table:end-x="15.28pt" table:end-y="13.46pt" draw:z-index="7" draw:name="Chart 8" draw:style-name="gr1" draw:text-style-name="P1" svg:width="224.99pt" svg:height="110.98pt" svg:x="0.74pt" svg:y="12.76pt">
              <draw:object draw:notify-on-update-of-ranges="dadosAlunos.B59:dadosAlunos.B64 dadosAlunos.C59:dadosAlunos.C64 dadosAlunos.D59:dadosAlunos.D64 dadosAlunos.E59:dadosAlunos.E64 dadosAlunos.F59:dadosAlunos.F64 dadosAlunos.G59:dadosAlunos.G6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5" calcext:value-type="float">
            <text:p>7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46" calcext:value-type="float">
            <text:p>7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7" calcext:value-type="float">
            <text:p>7.7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6.4" calcext:value-type="float">
            <text:p>6.4</text:p>
          </table:table-cell>
          <table:table-cell table:style-name="ce15" office:value-type="float" office:value="6.62" calcext:value-type="float">
            <text:p>6.6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1" calcext:value-type="float">
            <text:p>7.1</text:p>
          </table:table-cell>
          <table:table-cell table:style-name="ce15" office:value-type="float" office:value="6.13" calcext:value-type="float">
            <text:p>6.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5.8" calcext:value-type="float">
            <text:p>5.8</text:p>
          </table:table-cell>
          <table:table-cell table:style-name="ce15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6.5" calcext:value-type="float">
            <text:p>6.5</text:p>
          </table:table-cell>
          <table:table-cell table:style-name="ce15" office:value-type="float" office:value="6.43" calcext:value-type="float">
            <text:p>6.4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68" calcext:value-type="float">
            <text:p>6.68</text:p>
          </table:table-cell>
          <table:table-cell table:style-name="ce15" office:value-type="float" office:value="5.96" calcext:value-type="float">
            <text:p>5.96</text:p>
          </table:table-cell>
          <table:table-cell table:style-name="ce11" office:value-type="float" office:value="7.53" calcext:value-type="float">
            <text:p>7.53</text:p>
          </table:table-cell>
          <table:table-cell table:style-name="ce11" office:value-type="float" office:value="7.22" calcext:value-type="float">
            <text:p>7.2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1" office:value-type="float" office:value="7.05" calcext:value-type="float">
            <text:p>7.05</text:p>
          </table:table-cell>
          <table:table-cell table:style-name="ce24" office:value-type="float" office:value="6.781" calcext:value-type="float">
            <text:p>6.781</text:p>
          </table:table-cell>
          <table:table-cell>
            <draw:frame table:end-cell-address="dadosAlunos.L73" table:end-x="15.28pt" table:end-y="14.2pt" draw:z-index="8" draw:name="Chart 9" draw:style-name="gr1" draw:text-style-name="P1" svg:width="224.99pt" svg:height="126.71pt" svg:x="0.74pt" svg:y="13.49pt">
              <draw:object draw:notify-on-update-of-ranges="dadosAlunos.B67:dadosAlunos.B72 dadosAlunos.C67:dadosAlunos.C72 dadosAlunos.D67:dadosAlunos.D72 dadosAlunos.E67:dadosAlunos.E72 dadosAlunos.F67:dadosAlunos.F72 dadosAlunos.G67:dadosAlunos.G7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09" calcext:value-type="float">
            <text:p>10009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12" calcext:value-type="float">
            <text:p>7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7" calcext:value-type="float">
            <text:p>7.7</text:p>
          </table:table-cell>
          <table:table-cell table:style-name="ce11" office:value-type="float" office:value="7.68" calcext:value-type="float">
            <text:p>7.6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6.5" calcext:value-type="float">
            <text:p>6.5</text:p>
          </table:table-cell>
          <table:table-cell table:style-name="ce15" office:value-type="float" office:value="6.41" calcext:value-type="float">
            <text:p>6.4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6.68" calcext:value-type="float">
            <text:p>6.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18" calcext:value-type="float">
            <text:p>7.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7.58" calcext:value-type="float">
            <text:p>7.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6.81" calcext:value-type="float">
            <text:p>6.81</text:p>
          </table:table-cell>
          <table:table-cell table:style-name="ce11" office:value-type="float" office:value="7.56" calcext:value-type="float">
            <text:p>7.56</text:p>
          </table:table-cell>
          <table:table-cell table:style-name="ce11" office:value-type="float" office:value="7.4" calcext:value-type="float">
            <text:p>7.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1" office:value-type="float" office:value="7.21" calcext:value-type="float">
            <text:p>7.21</text:p>
          </table:table-cell>
          <table:table-cell table:style-name="ce26" office:value-type="float" office:value="7.106" calcext:value-type="float">
            <text:p>7.106</text:p>
          </table:table-cell>
          <table:table-cell>
            <draw:frame table:end-cell-address="dadosAlunos.L81" table:end-x="15.28pt" table:end-y="14.23pt" draw:z-index="9" draw:name="Chart 10" draw:style-name="gr1" draw:text-style-name="P1" svg:width="224.99pt" svg:height="125.23pt" svg:x="0.74pt" svg:y="15pt">
              <draw:object draw:notify-on-update-of-ranges="dadosAlunos.B75:dadosAlunos.B80 dadosAlunos.C75:dadosAlunos.C80 dadosAlunos.D75:dadosAlunos.D80 dadosAlunos.E75:dadosAlunos.E80 dadosAlunos.F75:dadosAlunos.F80 dadosAlunos.G75:dadosAlunos.G8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10" calcext:value-type="float">
            <text:p>10010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9.1" calcext:value-type="float">
            <text:p>9.1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48" calcext:value-type="float">
            <text:p>8.4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8.6" calcext:value-type="float">
            <text:p>8.6</text:p>
          </table:table-cell>
          <table:table-cell table:style-name="ce10" office:value-type="float" office:value="9.8" calcext:value-type="float">
            <text:p>9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9.8" calcext:value-type="float">
            <text:p>9.8</text:p>
          </table:table-cell>
          <table:table-cell table:style-name="ce11" office:value-type="float" office:value="9.28" calcext:value-type="float">
            <text:p>9.2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6" calcext:value-type="float">
            <text:p>9.6</text:p>
          </table:table-cell>
          <table:table-cell table:style-name="ce11" office:value-type="float" office:value="9.41" calcext:value-type="float">
            <text:p>9.4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8" calcext:value-type="float">
            <text:p>8.8</text:p>
          </table:table-cell>
          <table:table-cell table:number-columns-repeated="3" table:style-name="ce10" office:value-type="float" office:value="9" calcext:value-type="float">
            <text:p>9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1" calcext:value-type="float">
            <text:p>9.1</text:p>
          </table:table-cell>
          <table:table-cell table:style-name="ce11" office:value-type="float" office:value="9.03" calcext:value-type="float">
            <text:p>9.0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.73" calcext:value-type="float">
            <text:p>8.7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8.86" calcext:value-type="float">
            <text:p>8.86</text:p>
          </table:table-cell>
          <table:table-cell table:style-name="ce11" office:value-type="float" office:value="8.66" calcext:value-type="float">
            <text:p>8.66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9.22" calcext:value-type="float">
            <text:p>9.22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8.88" calcext:value-type="float">
            <text:p>8.88</text:p>
          </table:table-cell>
          <table:table-cell table:style-name="ce26" office:value-type="float" office:value="8.87" calcext:value-type="float">
            <text:p>8.87</text:p>
          </table:table-cell>
          <table:table-cell>
            <draw:frame table:end-cell-address="dadosAlunos.L89" table:end-x="15.28pt" table:end-y="14.97pt" draw:z-index="10" draw:name="Chart 11" draw:style-name="gr1" draw:text-style-name="P1" svg:width="224.99pt" svg:height="126.71pt" svg:x="0.74pt" svg:y="14.26pt">
              <draw:object draw:notify-on-update-of-ranges="dadosAlunos.B83:dadosAlunos.B88 dadosAlunos.C83:dadosAlunos.C88 dadosAlunos.D83:dadosAlunos.D88 dadosAlunos.E83:dadosAlunos.E88 dadosAlunos.F83:dadosAlunos.F88 dadosAlunos.G83:dadosAlunos.G8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11" calcext:value-type="float">
            <text:p>10011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7" calcext:value-type="float">
            <text:p>8.7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8.36" calcext:value-type="float">
            <text:p>8.3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8.51" calcext:value-type="float">
            <text:p>8.5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7.98" calcext:value-type="float">
            <text:p>7.9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3" calcext:value-type="float">
            <text:p>7.3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1" office:value-type="float" office:value="7.78" calcext:value-type="float">
            <text:p>7.7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61" calcext:value-type="float">
            <text:p>7.6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7.91" calcext:value-type="float">
            <text:p>7.9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7.9" calcext:value-type="float">
            <text:p>7.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0012" calcext:value-type="float">
            <text:p>10012</text:p>
          </table:table-cell>
          <table:table-cell table:style-name="ce13" table:number-columns-repeated="6"/>
          <table:table-cell table:style-name="ce25"/>
          <table:table-cell>
            <draw:frame table:end-cell-address="dadosAlunos.L97" table:end-x="15.28pt" table:end-y="12.7pt" draw:z-index="11" draw:name="Chart 12" draw:style-name="gr1" draw:text-style-name="P1" svg:width="224.99pt" svg:height="122.97pt" svg:x="0.74pt" svg:y="0pt">
              <draw:object draw:notify-on-update-of-ranges="dadosAlunos.B91:dadosAlunos.B96 dadosAlunos.C91:dadosAlunos.C96 dadosAlunos.D91:dadosAlunos.D96 dadosAlunos.E91:dadosAlunos.E96 dadosAlunos.F91:dadosAlunos.F96 dadosAlunos.G91:dadosAlunos.G9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8.3" calcext:value-type="float">
            <text:p>8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7" calcext:value-type="float">
            <text:p>8.7</text:p>
          </table:table-cell>
          <table:table-cell table:style-name="ce11" office:value-type="float" office:value="8.46" calcext:value-type="float">
            <text:p>8.4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9" calcext:value-type="float">
            <text:p>7.9</text:p>
          </table:table-cell>
          <table:table-cell table:style-name="ce11" office:value-type="float" office:value="7.25" calcext:value-type="float">
            <text:p>7.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2" calcext:value-type="float">
            <text:p>8.2</text:p>
          </table:table-cell>
          <table:table-cell table:style-name="ce11" office:value-type="float" office:value="7.63" calcext:value-type="float">
            <text:p>7.6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.1" calcext:value-type="float">
            <text:p>6.1</text:p>
          </table:table-cell>
          <table:table-cell table:style-name="ce11" office:value-type="float" office:value="7.13" calcext:value-type="float">
            <text:p>7.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4" calcext:value-type="float">
            <text:p>8.4</text:p>
          </table:table-cell>
          <table:table-cell table:style-name="ce11"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7.35" calcext:value-type="float">
            <text:p>7.35</text:p>
          </table:table-cell>
          <table:table-cell table:style-name="ce11" office:value-type="float" office:value="7.86" calcext:value-type="float">
            <text:p>7.86</text:p>
          </table:table-cell>
          <table:table-cell table:style-name="ce11" office:value-type="float" office:value="7.52" calcext:value-type="float">
            <text:p>7.52</text:p>
          </table:table-cell>
          <table:table-cell table:number-columns-repeated="2" table:style-name="ce11" office:value-type="float" office:value="7.96" calcext:value-type="float">
            <text:p>7.96</text:p>
          </table:table-cell>
          <table:table-cell table:style-name="ce26" office:value-type="float" office:value="7.713" calcext:value-type="float">
            <text:p>7.713</text:p>
          </table:table-cell>
          <table:table-cell>
            <draw:frame table:end-cell-address="dadosAlunos.L105" table:end-x="15.28pt" table:end-y="13.49pt" draw:z-index="12" draw:name="Chart 13" draw:style-name="gr1" draw:text-style-name="P1" svg:width="224.99pt" svg:height="125.23pt" svg:x="0.74pt" svg:y="14.26pt">
              <draw:object draw:notify-on-update-of-ranges="dadosAlunos.B99:dadosAlunos.B100 dadosAlunos.B101:dadosAlunos.B104 dadosAlunos.C99:dadosAlunos.C100 dadosAlunos.C101:dadosAlunos.C104 dadosAlunos.D99:dadosAlunos.D100 dadosAlunos.D101:dadosAlunos.D104 dadosAlunos.E99:dadosAlunos.E100 dadosAlunos.E101:dadosAlunos.E104 dadosAlunos.F99:dadosAlunos.F100 dadosAlunos.F101:dadosAlunos.F104 dadosAlunos.G99:dadosAlunos.G100 dadosAlunos.G101:dadosAlunos.G10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13" calcext:value-type="float">
            <text:p>10013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6" table:style-name="ce10" office:value-type="string" calcext:value-type="string">
            <text:p>***</text:p>
          </table:table-cell>
          <table:table-cell table:style-name="ce27" office:value-type="string" calcext:value-type="string">
            <text:p>***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6" table:style-name="ce10" office:value-type="string" calcext:value-type="string">
            <text:p>***</text:p>
          </table:table-cell>
          <table:table-cell table:style-name="ce27" office:value-type="string" calcext:value-type="string">
            <text:p>***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.1" calcext:value-type="float">
            <text:p>7.1</text:p>
          </table:table-cell>
          <table:table-cell table:style-name="ce11" office:value-type="float" office:value="7.71" calcext:value-type="float">
            <text:p>7.7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9" calcext:value-type="float">
            <text:p>7.9</text:p>
          </table:table-cell>
          <table:table-cell table:style-name="ce11" office:value-type="float" office:value="7.95" calcext:value-type="float">
            <text:p>7.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office:value-type="float" office:value="8.46" calcext:value-type="float">
            <text:p>8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36" calcext:value-type="float">
            <text:p>8.3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45" calcext:value-type="float">
            <text:p>7.45</text:p>
          </table:table-cell>
          <table:table-cell table:style-name="ce11" office:value-type="float" office:value="7.95" calcext:value-type="float">
            <text:p>7.95</text:p>
          </table:table-cell>
          <table:table-cell table:style-name="ce11" office:value-type="float" office:value="8.42" calcext:value-type="float">
            <text:p>8.42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8.9" calcext:value-type="float">
            <text:p>8.9</text:p>
          </table:table-cell>
          <table:table-cell table:style-name="ce11" office:value-type="float" office:value="8.32" calcext:value-type="float">
            <text:p>8.32</text:p>
          </table:table-cell>
          <table:table-cell table:style-name="ce26" office:value-type="float" office:value="8.123" calcext:value-type="float">
            <text:p>8.123</text:p>
          </table:table-cell>
          <table:table-cell>
            <draw:frame table:end-cell-address="dadosAlunos.L113" table:end-x="15.28pt" table:end-y="13.49pt" draw:z-index="13" draw:name="Chart 14" draw:style-name="gr1" draw:text-style-name="P1" svg:width="224.99pt" svg:height="125.23pt" svg:x="0.74pt" svg:y="14.26pt">
              <draw:object draw:notify-on-update-of-ranges="dadosAlunos.B107:dadosAlunos.B108 dadosAlunos.B109:dadosAlunos.B112 dadosAlunos.C107:dadosAlunos.C108 dadosAlunos.C109:dadosAlunos.C112 dadosAlunos.D107:dadosAlunos.D108 dadosAlunos.D109:dadosAlunos.D112 dadosAlunos.E107:dadosAlunos.E108 dadosAlunos.E109:dadosAlunos.E112 dadosAlunos.F107:dadosAlunos.F108 dadosAlunos.F109:dadosAlunos.F112 dadosAlunos.G107:dadosAlunos.G108 dadosAlunos.G109:dadosAlunos.G11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14" calcext:value-type="float">
            <text:p>10014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7" table:style-name="ce10" office:value-type="string" calcext:value-type="string">
            <text:p>***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7" table:style-name="ce10" office:value-type="string" calcext:value-type="string">
            <text:p>***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33" calcext:value-type="float">
            <text:p>7.3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38" calcext:value-type="float">
            <text:p>7.3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7.2" calcext:value-type="float">
            <text:p>7.2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.7" calcext:value-type="float">
            <text:p>7.7</text:p>
          </table:table-cell>
          <table:table-cell table:style-name="ce16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55" calcext:value-type="float">
            <text:p>7.55</text:p>
          </table:table-cell>
          <table:table-cell table:number-columns-repeated="2" table:style-name="ce11" office:value-type="float" office:value="7.52" calcext:value-type="float">
            <text:p>7.52</text:p>
          </table:table-cell>
          <table:table-cell table:style-name="ce11" office:value-type="float" office:value="7.17" calcext:value-type="float">
            <text:p>7.17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7.52" calcext:value-type="float">
            <text:p>7.52</text:p>
          </table:table-cell>
          <table:table-cell table:style-name="ce26" office:value-type="float" office:value="7.471" calcext:value-type="float">
            <text:p>7.471</text:p>
          </table:table-cell>
          <table:table-cell>
            <draw:frame table:end-cell-address="dadosAlunos.L121" table:end-x="15.28pt" table:end-y="14.23pt" draw:z-index="14" draw:name="Chart 15" draw:style-name="gr1" draw:text-style-name="P1" svg:width="224.99pt" svg:height="125.23pt" svg:x="0.74pt" svg:y="15pt">
              <draw:object draw:notify-on-update-of-ranges="dadosAlunos.B115:dadosAlunos.B120 dadosAlunos.C115:dadosAlunos.C120 dadosAlunos.D115:dadosAlunos.D120 dadosAlunos.E115:dadosAlunos.E120 dadosAlunos.F115:dadosAlunos.F120 dadosAlunos.G115:dadosAlunos.G12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 office:value-type="float" office:value="10015" calcext:value-type="float">
            <text:p>10015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3" calcext:value-type="float">
            <text:p>8.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8" calcext:value-type="float">
            <text:p>7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94" calcext:value-type="float">
            <text:p>7.9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25" calcext:value-type="float">
            <text:p>8.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45" calcext:value-type="float">
            <text:p>7.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8.3" calcext:value-type="float">
            <text:p>8.3</text:p>
          </table:table-cell>
          <table:table-cell table:style-name="ce11" office:value-type="float" office:value="7.71" calcext:value-type="float">
            <text:p>7.7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7.71" calcext:value-type="float">
            <text:p>7.71</text:p>
          </table:table-cell>
          <table:table-cell table:number-columns-repeated="2" table:style-name="ce11" office:value-type="float" office:value="8.35" calcext:value-type="float">
            <text:p>8.35</text:p>
          </table:table-cell>
          <table:table-cell table:style-name="ce11" office:value-type="float" office:value="8.18" calcext:value-type="float">
            <text:p>8.18</text:p>
          </table:table-cell>
          <table:table-cell table:style-name="ce26" office:value-type="float" office:value="7.981" calcext:value-type="float">
            <text:p>7.981</text:p>
          </table:table-cell>
          <table:table-cell table:number-columns-repeated="1016"/>
        </table:table-row>
        <table:table-row table:style-name="ro1">
          <table:table-cell table:style-name="ce6" office:value-type="float" office:value="10016" calcext:value-type="float">
            <text:p>10016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6" table:style-name="ce17" office:value-type="string" calcext:value-type="string">
            <text:p>***</text:p>
          </table:table-cell>
          <table:table-cell table:style-name="ce28"/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5" calcext:value-type="float">
            <text:p>8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9.1" calcext:value-type="float">
            <text:p>9.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83" calcext:value-type="float">
            <text:p>7.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8.15" calcext:value-type="float">
            <text:p>8.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6.63" calcext:value-type="float">
            <text:p>6.6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7" calcext:value-type="float">
            <text:p>9.7</text:p>
          </table:table-cell>
          <table:table-cell table:style-name="ce11" office:value-type="float" office:value="9.15" calcext:value-type="float">
            <text:p>9.1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8.38" calcext:value-type="float">
            <text:p>8.38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8.38" calcext:value-type="float">
            <text:p>8.38</text:p>
          </table:table-cell>
          <table:table-cell table:style-name="ce11" office:value-type="float" office:value="8.16" calcext:value-type="float">
            <text:p>8.16</text:p>
          </table:table-cell>
          <table:table-cell table:style-name="ce26" office:value-type="float" office:value="8.141" calcext:value-type="float">
            <text:p>8.141</text:p>
          </table:table-cell>
          <table:table-cell table:number-columns-repeated="1016"/>
        </table:table-row>
        <table:table-row table:style-name="ro1">
          <table:table-cell table:style-name="ce6" office:value-type="float" office:value="10017" calcext:value-type="float">
            <text:p>10017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7.6" calcext:value-type="float">
            <text:p>7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7.2" calcext:value-type="float">
            <text:p>7.2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7.2" calcext:value-type="float">
            <text:p>7.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.2" calcext:value-type="float">
            <text:p>6.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7.1" calcext:value-type="float">
            <text:p>7.1</text:p>
          </table:table-cell>
          <table:table-cell table:style-name="ce15" office:value-type="float" office:value="6.35" calcext:value-type="float">
            <text:p>6.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" calcext:value-type="float">
            <text:p>7</text:p>
          </table:table-cell>
          <table:table-cell table:style-name="ce29" office:value-type="float" office:value="5.93" calcext:value-type="float">
            <text:p>5.9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5.83" calcext:value-type="float">
            <text:p>5.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number-columns-repeated="2" table:style-name="ce10" office:value-type="float" office:value="6.7" calcext:value-type="float">
            <text:p>6.7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6.5" calcext:value-type="float">
            <text:p>6.5</text:p>
          </table:table-cell>
          <table:table-cell table:style-name="ce15" office:value-type="float" office:value="6.56" calcext:value-type="float">
            <text:p>6.5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36" calcext:value-type="float">
            <text:p>6.3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6.51" calcext:value-type="float">
            <text:p>6.51</text:p>
          </table:table-cell>
          <table:table-cell table:style-name="ce11" office:value-type="float" office:value="7.31" calcext:value-type="float">
            <text:p>7.31</text:p>
          </table:table-cell>
          <table:table-cell table:style-name="ce24" office:value-type="float" office:value="6.614" calcext:value-type="float">
            <text:p>6.614</text:p>
          </table:table-cell>
          <table:table-cell table:number-columns-repeated="1016"/>
        </table:table-row>
        <table:table-row table:style-name="ro1">
          <table:table-cell table:style-name="ce6" office:value-type="float" office:value="10018" calcext:value-type="float">
            <text:p>10018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2" table:style-name="ce10" office:value-type="float" office:value="7.3" calcext:value-type="float">
            <text:p>7.3</text:p>
          </table:table-cell>
          <table:table-cell table:style-name="ce10" office:value-type="float" office:value="5.9" calcext:value-type="float">
            <text:p>5.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16" calcext:value-type="float">
            <text:p>7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8.3" calcext:value-type="float">
            <text:p>8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.6" calcext:value-type="float">
            <text:p>5.6</text:p>
          </table:table-cell>
          <table:table-cell table:style-name="ce15" office:value-type="float" office:value="6.92" calcext:value-type="float">
            <text:p>6.9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2" calcext:value-type="float">
            <text:p>6.2</text:p>
          </table:table-cell>
          <table:table-cell table:style-name="ce11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81" calcext:value-type="float">
            <text:p>7.8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1" office:value-type="float" office:value="7.13" calcext:value-type="float">
            <text:p>7.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7" calcext:value-type="float">
            <text:p>8.7</text:p>
          </table:table-cell>
          <table:table-cell table:style-name="ce11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63" calcext:value-type="float">
            <text:p>6.63</text:p>
          </table:table-cell>
          <table:table-cell table:style-name="ce11" office:value-type="float" office:value="7.74" calcext:value-type="float">
            <text:p>7.74</text:p>
          </table:table-cell>
          <table:table-cell table:number-columns-repeated="2" table:style-name="ce11" office:value-type="float" office:value="7.8" calcext:value-type="float">
            <text:p>7.8</text:p>
          </table:table-cell>
          <table:table-cell table:style-name="ce11" office:value-type="float" office:value="7.81" calcext:value-type="float">
            <text:p>7.81</text:p>
          </table:table-cell>
          <table:table-cell table:style-name="ce11" office:value-type="float" office:value="7.05" calcext:value-type="float">
            <text:p>7.05</text:p>
          </table:table-cell>
          <table:table-cell table:style-name="ce26" office:value-type="float" office:value="7.408" calcext:value-type="float">
            <text:p>7.408</text:p>
          </table:table-cell>
          <table:table-cell table:number-columns-repeated="1016"/>
        </table:table-row>
        <table:table-row table:style-name="ro1">
          <table:table-cell table:style-name="ce6" office:value-type="float" office:value="10019" calcext:value-type="float">
            <text:p>10019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34" calcext:value-type="float">
            <text:p>7.3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3" calcext:value-type="float">
            <text:p>7.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1" calcext:value-type="float">
            <text:p>7.1</text:p>
          </table:table-cell>
          <table:table-cell table:style-name="ce11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.6" calcext:value-type="float">
            <text:p>7.6</text:p>
          </table:table-cell>
          <table:table-cell table:style-name="ce11" office:value-type="float" office:value="7.83" calcext:value-type="float">
            <text:p>7.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number-columns-repeated="5"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5.33" calcext:value-type="float">
            <text:p>5.3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7.8" calcext:value-type="float">
            <text:p>7.8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1" office:value-type="float" office:value="8.3" calcext:value-type="float">
            <text:p>8.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91" calcext:value-type="float">
            <text:p>6.91</text:p>
          </table:table-cell>
          <table:table-cell table:style-name="ce11" office:value-type="float" office:value="7.08" calcext:value-type="float">
            <text:p>7.08</text:p>
          </table:table-cell>
          <table:table-cell table:style-name="ce11" office:value-type="float" office:value="7.81" calcext:value-type="float">
            <text:p>7.81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7.51" calcext:value-type="float">
            <text:p>7.51</text:p>
          </table:table-cell>
          <table:table-cell table:style-name="ce26" office:value-type="float" office:value="7.317" calcext:value-type="float">
            <text:p>7.317</text:p>
          </table:table-cell>
          <table:table-cell table:number-columns-repeated="1016"/>
        </table:table-row>
        <table:table-row table:style-name="ro1">
          <table:table-cell table:style-name="ce6" office:value-type="float" office:value="10020" calcext:value-type="float">
            <text:p>10020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8.1" calcext:value-type="float">
            <text:p>8.1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7.96" calcext:value-type="float">
            <text:p>7.9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.5" calcext:value-type="float">
            <text:p>7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3" calcext:value-type="float">
            <text:p>8.3</text:p>
          </table:table-cell>
          <table:table-cell table:style-name="ce11" office:value-type="float" office:value="7.94" calcext:value-type="float">
            <text:p>7.9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number-columns-repeated="2" table:style-name="ce10" office:value-type="float" office:value="8.6" calcext:value-type="float">
            <text:p>8.6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61" calcext:value-type="float">
            <text:p>8.6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1" office:value-type="float" office:value="8.46" calcext:value-type="float">
            <text:p>8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3" calcext:value-type="float">
            <text:p>8.3</text:p>
          </table:table-cell>
          <table:table-cell table:style-name="ce11" office:value-type="float" office:value="8.3" calcext:value-type="float">
            <text:p>8.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office:value-type="float" office:value="9.01" calcext:value-type="float">
            <text:p>9.0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8.16" calcext:value-type="float">
            <text:p>8.16</text:p>
          </table:table-cell>
          <table:table-cell table:style-name="ce11" office:value-type="float" office:value="8.85" calcext:value-type="float">
            <text:p>8.85</text:p>
          </table:table-cell>
          <table:table-cell table:style-name="ce11" office:value-type="float" office:value="8.28" calcext:value-type="float">
            <text:p>8.28</text:p>
          </table:table-cell>
          <table:table-cell table:style-name="ce11" office:value-type="float" office:value="8.48" calcext:value-type="float">
            <text:p>8.48</text:p>
          </table:table-cell>
          <table:table-cell table:style-name="ce26" office:value-type="float" office:value="8.4" calcext:value-type="float">
            <text:p>8.4</text:p>
          </table:table-cell>
          <table:table-cell table:number-columns-repeated="1016"/>
        </table:table-row>
        <table:table-row table:style-name="ro1">
          <table:table-cell table:style-name="ce6" office:value-type="float" office:value="10021" calcext:value-type="float">
            <text:p>10021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6" calcext:value-type="float">
            <text:p>8.6</text:p>
          </table:table-cell>
          <table:table-cell table:style-name="ce11" office:value-type="float" office:value="8.62" calcext:value-type="float">
            <text:p>8.62</text:p>
          </table:table-cell>
          <table:table-cell>
            <draw:frame table:end-cell-address="dadosAlunos.K169" table:end-x="13.44pt" table:end-y="14.97pt" draw:z-index="15" draw:name="Chart 16" draw:style-name="gr1" draw:text-style-name="P1" svg:width="152.99pt" svg:height="107.97pt" svg:x="0.74pt" svg:y="1.5pt">
              <draw:object draw:notify-on-update-of-ranges="dadosAlunos.B163:dadosAlunos.B168 dadosAlunos.C163:dadosAlunos.C168 dadosAlunos.D163:dadosAlunos.D168 dadosAlunos.E163:dadosAlunos.E168 dadosAlunos.F163:dadosAlunos.F168 dadosAlunos.G163:dadosAlunos.G168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7.53" calcext:value-type="float">
            <text:p>7.5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53" calcext:value-type="float">
            <text:p>7.5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7.86" calcext:value-type="float">
            <text:p>7.8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2" calcext:value-type="float">
            <text:p>6.2</text:p>
          </table:table-cell>
          <table:table-cell table:style-name="ce15" office:value-type="float" office:value="6.88" calcext:value-type="float">
            <text:p>6.8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48" calcext:value-type="float">
            <text:p>7.48</text:p>
          </table:table-cell>
          <table:table-cell table:style-name="ce11" office:value-type="float" office:value="7.45" calcext:value-type="float">
            <text:p>7.45</text:p>
          </table:table-cell>
          <table:table-cell table:style-name="ce11" office:value-type="float" office:value="7.88" calcext:value-type="float">
            <text:p>7.88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8.06" calcext:value-type="float">
            <text:p>8.06</text:p>
          </table:table-cell>
          <table:table-cell table:style-name="ce11" office:value-type="float" office:value="7.53" calcext:value-type="float">
            <text:p>7.53</text:p>
          </table:table-cell>
          <table:table-cell table:style-name="ce26" office:value-type="float" office:value="7.732" calcext:value-type="float">
            <text:p>7.732</text:p>
          </table:table-cell>
          <table:table-cell table:number-columns-repeated="1016"/>
        </table:table-row>
        <table:table-row table:style-name="ro1">
          <table:table-cell table:style-name="ce6" office:value-type="float" office:value="10022" calcext:value-type="float">
            <text:p>10022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8" calcext:value-type="float">
            <text:p>8.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8.6" calcext:value-type="float">
            <text:p>8.6</text:p>
          </table:table-cell>
          <table:table-cell table:style-name="ce10" office:value-type="float" office:value="9.3" calcext:value-type="float">
            <text:p>9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1" calcext:value-type="float">
            <text:p>9.1</text:p>
          </table:table-cell>
          <table:table-cell table:style-name="ce11" office:value-type="float" office:value="9.02" calcext:value-type="float">
            <text:p>9.0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office:value-type="float" office:value="9.06" calcext:value-type="float">
            <text:p>9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98" calcext:value-type="float">
            <text:p>8.9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8.8" calcext:value-type="float">
            <text:p>8.8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9.8" calcext:value-type="float">
            <text:p>9.8</text:p>
          </table:table-cell>
          <table:table-cell table:style-name="ce11" office:value-type="float" office:value="9.2" calcext:value-type="float">
            <text:p>9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9.18" calcext:value-type="float">
            <text:p>9.1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9.03" calcext:value-type="float">
            <text:p>9.03</text:p>
          </table:table-cell>
          <table:table-cell table:style-name="ce11" office:value-type="float" office:value="9.13" calcext:value-type="float">
            <text:p>9.13</text:p>
          </table:table-cell>
          <table:table-cell table:style-name="ce11" office:value-type="float" office:value="9.1" calcext:value-type="float">
            <text:p>9.1</text:p>
          </table:table-cell>
          <table:table-cell table:style-name="ce11" office:value-type="float" office:value="8.97" calcext:value-type="float">
            <text:p>8.97</text:p>
          </table:table-cell>
          <table:table-cell table:style-name="ce11" office:value-type="float" office:value="8.86" calcext:value-type="float">
            <text:p>8.86</text:p>
          </table:table-cell>
          <table:table-cell table:style-name="ce11" office:value-type="float" office:value="9.16" calcext:value-type="float">
            <text:p>9.16</text:p>
          </table:table-cell>
          <table:table-cell table:style-name="ce26" office:value-type="float" office:value="9.05" calcext:value-type="float">
            <text:p>9.05</text:p>
          </table:table-cell>
          <table:table-cell table:number-columns-repeated="1016"/>
        </table:table-row>
        <table:table-row table:style-name="ro1">
          <table:table-cell table:style-name="ce6" office:value-type="float" office:value="10023" calcext:value-type="float">
            <text:p>10023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1" office:value-type="float" office:value="9.92" calcext:value-type="float">
            <text:p>9.9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.3" calcext:value-type="float">
            <text:p>9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9.34" calcext:value-type="float">
            <text:p>9.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string" calcext:value-type="string">
            <text:p>***</text:p>
          </table:table-cell>
          <table:table-cell table:style-name="ce11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7.2" calcext:value-type="float">
            <text:p>7.2</text:p>
          </table:table-cell>
          <table:table-cell table:style-name="ce15" office:value-type="float" office:value="6.28" calcext:value-type="float">
            <text:p>6.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91" calcext:value-type="float">
            <text:p>7.9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7" calcext:value-type="float">
            <text:p>7.7</text:p>
          </table:table-cell>
          <table:table-cell table:style-name="ce11" office:value-type="float" office:value="7.65" calcext:value-type="float">
            <text:p>7.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91" calcext:value-type="float">
            <text:p>7.91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8.55" calcext:value-type="float">
            <text:p>8.55</text:p>
          </table:table-cell>
          <table:table-cell table:style-name="ce11" office:value-type="float" office:value="7.02" calcext:value-type="float">
            <text:p>7.02</text:p>
          </table:table-cell>
          <table:table-cell table:style-name="ce11" office:value-type="float" office:value="8.15" calcext:value-type="float">
            <text:p>8.15</text:p>
          </table:table-cell>
          <table:table-cell table:style-name="ce11" office:value-type="float" office:value="8.58" calcext:value-type="float">
            <text:p>8.58</text:p>
          </table:table-cell>
          <table:table-cell table:style-name="ce26" office:value-type="float" office:value="8.027" calcext:value-type="float">
            <text:p>8.027</text:p>
          </table:table-cell>
          <table:table-cell table:number-columns-repeated="1016"/>
        </table:table-row>
        <table:table-row table:style-name="ro1">
          <table:table-cell table:style-name="ce6" office:value-type="float" office:value="10024" calcext:value-type="float">
            <text:p>10024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24" calcext:value-type="float">
            <text:p>7.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3" calcext:value-type="float">
            <text:p>9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34" calcext:value-type="float">
            <text:p>8.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.9" calcext:value-type="float">
            <text:p>5.9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.3" calcext:value-type="float">
            <text:p>5.3</text:p>
          </table:table-cell>
          <table:table-cell table:style-name="ce15" office:value-type="float" office:value="6.36" calcext:value-type="float">
            <text:p>6.3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6.3" calcext:value-type="float">
            <text:p>6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.5</text:p>
          </table:table-cell>
          <table:table-cell table:style-name="ce15" office:value-type="float" office:value="6.76" calcext:value-type="float">
            <text:p>6.7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3" calcext:value-type="float">
            <text:p>7.3</text:p>
          </table:table-cell>
          <table:table-cell table:number-columns-repeated="3" table:style-name="ce10" office:value-type="float" office:value="7.5" calcext:value-type="float">
            <text:p>7.5</text:p>
          </table:table-cell>
          <table:table-cell table:style-name="ce11" office:value-type="float" office:value="7.73" calcext:value-type="float">
            <text:p>7.7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2" calcext:value-type="float">
            <text:p>7.2</text:p>
          </table:table-cell>
          <table:table-cell table:style-name="ce11" office:value-type="float" office:value="7.68" calcext:value-type="float">
            <text:p>7.6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35" calcext:value-type="float">
            <text:p>7.35</text:p>
          </table:table-cell>
          <table:table-cell table:style-name="ce11" office:value-type="float" office:value="7.18" calcext:value-type="float">
            <text:p>7.18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7.67" calcext:value-type="float">
            <text:p>7.67</text:p>
          </table:table-cell>
          <table:table-cell table:style-name="ce11" office:value-type="float" office:value="7.35" calcext:value-type="float">
            <text:p>7.35</text:p>
          </table:table-cell>
          <table:table-cell table:style-name="ce11" office:value-type="float" office:value="7.21" calcext:value-type="float">
            <text:p>7.21</text:p>
          </table:table-cell>
          <table:table-cell table:style-name="ce26" office:value-type="float" office:value="7.329" calcext:value-type="float">
            <text:p>7.329</text:p>
          </table:table-cell>
          <table:table-cell table:number-columns-repeated="1016"/>
        </table:table-row>
        <table:table-row table:style-name="ro1">
          <table:table-cell table:style-name="ce6" office:value-type="float" office:value="10025" calcext:value-type="float">
            <text:p>10025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1" office:value-type="float" office:value="7.2" calcext:value-type="float">
            <text:p>7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7.1" calcext:value-type="float">
            <text:p>7.1</text:p>
          </table:table-cell>
          <table:table-cell table:style-name="ce10" office:value-type="float" office:value="7.5" calcext:value-type="float">
            <text:p>7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7.56" calcext:value-type="float">
            <text:p>7.5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***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.2" calcext:value-type="float">
            <text:p>7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style-name="ce11" office:value-type="float" office:value="7.53" calcext:value-type="float">
            <text:p>7.5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3" calcext:value-type="float">
            <text:p>9.3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1" office:value-type="float" office:value="8.28" calcext:value-type="float">
            <text:p>8.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8" calcext:value-type="float">
            <text:p>8.8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1" office:value-type="float" office:value="8.63" calcext:value-type="float">
            <text:p>8.6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65" calcext:value-type="float">
            <text:p>7.65</text:p>
          </table:table-cell>
          <table:table-cell table:style-name="ce11" office:value-type="float" office:value="7.6" calcext:value-type="float">
            <text:p>7.6</text:p>
          </table:table-cell>
          <table:table-cell table:style-name="ce11" office:value-type="float" office:value="7.64" calcext:value-type="float">
            <text:p>7.64</text:p>
          </table:table-cell>
          <table:table-cell table:style-name="ce11" office:value-type="float" office:value="7.77" calcext:value-type="float">
            <text:p>7.77</text:p>
          </table:table-cell>
          <table:table-cell table:style-name="ce11" office:value-type="float" office:value="8.21" calcext:value-type="float">
            <text:p>8.21</text:p>
          </table:table-cell>
          <table:table-cell table:style-name="ce11" office:value-type="float" office:value="7.73" calcext:value-type="float">
            <text:p>7.73</text:p>
          </table:table-cell>
          <table:table-cell table:style-name="ce26" office:value-type="float" office:value="7.703" calcext:value-type="float">
            <text:p>7.703</text:p>
          </table:table-cell>
          <table:table-cell table:number-columns-repeated="1016"/>
        </table:table-row>
        <table:table-row table:style-name="ro1">
          <table:table-cell table:style-name="ce6" office:value-type="float" office:value="10026" calcext:value-type="float">
            <text:p>10026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8.1" calcext:value-type="float">
            <text:p>8.1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7.6" calcext:value-type="float">
            <text:p>7.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2" calcext:value-type="float">
            <text:p>7.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.1" calcext:value-type="float">
            <text:p>7.1</text:p>
          </table:table-cell>
          <table:table-cell table:style-name="ce15" office:value-type="float" office:value="6.63" calcext:value-type="float">
            <text:p>6.6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office:value-type="float" office:value="8.15" calcext:value-type="float">
            <text:p>8.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56" calcext:value-type="float">
            <text:p>7.56</text:p>
          </table:table-cell>
          <table:table-cell table:style-name="ce11" office:value-type="float" office:value="6.88" calcext:value-type="float">
            <text:p>6.88</text:p>
          </table:table-cell>
          <table:table-cell table:style-name="ce11" office:value-type="float" office:value="7.6" calcext:value-type="float">
            <text:p>7.6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7.46" calcext:value-type="float">
            <text:p>7.46</text:p>
          </table:table-cell>
          <table:table-cell table:style-name="ce11" office:value-type="float" office:value="7.81" calcext:value-type="float">
            <text:p>7.81</text:p>
          </table:table-cell>
          <table:table-cell table:style-name="ce26" office:value-type="float" office:value="7.538" calcext:value-type="float">
            <text:p>7.538</text:p>
          </table:table-cell>
          <table:table-cell table:number-columns-repeated="1016"/>
        </table:table-row>
        <table:table-row table:style-name="ro1">
          <table:table-cell table:style-name="ce6" office:value-type="float" office:value="10027" calcext:value-type="float">
            <text:p>10027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8.28" calcext:value-type="float">
            <text:p>8.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0" office:value-type="float" office:value="8.2" calcext:value-type="float">
            <text:p>8.2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8.9" calcext:value-type="float">
            <text:p>8.9</text:p>
          </table:table-cell>
          <table:table-cell table:style-name="ce11" office:value-type="float" office:value="8.4" calcext:value-type="float">
            <text:p>8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46" calcext:value-type="float">
            <text:p>8.4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7.1" calcext:value-type="float">
            <text:p>7.1</text:p>
          </table:table-cell>
          <table:table-cell table:style-name="ce11" office:value-type="float" office:value="7.45" calcext:value-type="float">
            <text:p>7.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61" calcext:value-type="float">
            <text:p>7.6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2" calcext:value-type="float">
            <text:p>8.2</text:p>
          </table:table-cell>
          <table:table-cell table:style-name="ce11" office:value-type="float" office:value="8.91" calcext:value-type="float">
            <text:p>8.9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9.91" calcext:value-type="float">
            <text:p>9.91</text:p>
          </table:table-cell>
          <table:table-cell table:style-name="ce11" office:value-type="float" office:value="7.81" calcext:value-type="float">
            <text:p>7.81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8.55" calcext:value-type="float">
            <text:p>8.55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8.06" calcext:value-type="float">
            <text:p>8.06</text:p>
          </table:table-cell>
          <table:table-cell table:style-name="ce26" office:value-type="float" office:value="8.179" calcext:value-type="float">
            <text:p>8.179</text:p>
          </table:table-cell>
          <table:table-cell table:number-columns-repeated="1016"/>
        </table:table-row>
        <table:table-row table:style-name="ro1">
          <table:table-cell table:style-name="ce6" office:value-type="float" office:value="10028" calcext:value-type="float">
            <text:p>10028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5" calcext:value-type="float">
            <text:p>8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6" calcext:value-type="float">
            <text:p>7.6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38" calcext:value-type="float">
            <text:p>7.3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8.3" calcext:value-type="float">
            <text:p>8.3</text:p>
          </table:table-cell>
          <table:table-cell table:style-name="ce15" office:value-type="float" office:value="6.56" calcext:value-type="float">
            <text:p>6.5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7.95" calcext:value-type="float">
            <text:p>7.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6.8" calcext:value-type="float">
            <text:p>6.8</text:p>
          </table:table-cell>
          <table:table-cell table:style-name="ce15" office:value-type="float" office:value="6.8" calcext:value-type="float">
            <text:p>6.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76" calcext:value-type="float">
            <text:p>6.76</text:p>
          </table:table-cell>
          <table:table-cell table:style-name="ce15" office:value-type="float" office:value="6.56" calcext:value-type="float">
            <text:p>6.56</text:p>
          </table:table-cell>
          <table:table-cell table:style-name="ce11" office:value-type="float" office:value="8.15" calcext:value-type="float">
            <text:p>8.15</text:p>
          </table:table-cell>
          <table:table-cell table:style-name="ce11" office:value-type="float" office:value="8.1" calcext:value-type="float">
            <text:p>8.1</text:p>
          </table:table-cell>
          <table:table-cell table:style-name="ce15" office:value-type="float" office:value="6.93" calcext:value-type="float">
            <text:p>6.93</text:p>
          </table:table-cell>
          <table:table-cell table:style-name="ce11" office:value-type="float" office:value="7.86" calcext:value-type="float">
            <text:p>7.86</text:p>
          </table:table-cell>
          <table:table-cell table:style-name="ce26" office:value-type="float" office:value="7.355" calcext:value-type="float">
            <text:p>7.355</text:p>
          </table:table-cell>
          <table:table-cell table:number-columns-repeated="1016"/>
        </table:table-row>
        <table:table-row table:style-name="ro1">
          <table:table-cell table:style-name="ce6" office:value-type="float" office:value="10029" calcext:value-type="float">
            <text:p>10029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1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7.58" calcext:value-type="float">
            <text:p>7.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8.03" calcext:value-type="float">
            <text:p>8.0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1" calcext:value-type="float">
            <text:p>8.1</text:p>
          </table:table-cell>
          <table:table-cell table:style-name="ce11" office:value-type="float" office:value="8.05" calcext:value-type="float">
            <text:p>8.0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3" calcext:value-type="float">
            <text:p>8.3</text:p>
          </table:table-cell>
          <table:table-cell table:style-name="ce11" office:value-type="float" office:value="8.23" calcext:value-type="float">
            <text:p>8.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.48" calcext:value-type="float">
            <text:p>8.4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8.53" calcext:value-type="float">
            <text:p>8.53</text:p>
          </table:table-cell>
          <table:table-cell table:style-name="ce11" office:value-type="float" office:value="8.45" calcext:value-type="float">
            <text:p>8.45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8.25" calcext:value-type="float">
            <text:p>8.25</text:p>
          </table:table-cell>
          <table:table-cell table:style-name="ce26" office:value-type="float" office:value="8.05" calcext:value-type="float">
            <text:p>8.05</text:p>
          </table:table-cell>
          <table:table-cell table:number-columns-repeated="1016"/>
        </table:table-row>
        <table:table-row table:style-name="ro1">
          <table:table-cell table:style-name="ce6" office:value-type="float" office:value="10030" calcext:value-type="float">
            <text:p>10030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number-columns-repeated="2" table:style-name="ce10" office:value-type="float" office:value="7.6" calcext:value-type="float">
            <text:p>7.6</text:p>
          </table:table-cell>
          <table:table-cell table:style-name="ce10" office:value-type="float" office:value="7.1" calcext:value-type="float">
            <text:p>7.1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1" office:value-type="float" office:value="7.66" calcext:value-type="float">
            <text:p>7.6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3" calcext:value-type="float">
            <text:p>7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7.14" calcext:value-type="float">
            <text:p>7.1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6.83" calcext:value-type="float">
            <text:p>6.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7.08" calcext:value-type="float">
            <text:p>7.0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8" calcext:value-type="float">
            <text:p>9.8</text:p>
          </table:table-cell>
          <table:table-cell table:style-name="ce11" office:value-type="float" office:value="9.06" calcext:value-type="float">
            <text:p>9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7.23" calcext:value-type="float">
            <text:p>7.2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7.18" calcext:value-type="float">
            <text:p>7.18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7.57" calcext:value-type="float">
            <text:p>7.57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7.68" calcext:value-type="float">
            <text:p>7.68</text:p>
          </table:table-cell>
          <table:table-cell table:style-name="ce26" office:value-type="float" office:value="7.508" calcext:value-type="float">
            <text:p>7.508</text:p>
          </table:table-cell>
          <table:table-cell table:number-columns-repeated="1016"/>
        </table:table-row>
        <table:table-row table:style-name="ro1">
          <table:table-cell table:style-name="ce6" office:value-type="float" office:value="10031" calcext:value-type="float">
            <text:p>10031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7.1" calcext:value-type="float">
            <text:p>7.1</text:p>
          </table:table-cell>
          <table:table-cell table:style-name="ce11"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5.5" calcext:value-type="float">
            <text:p>5.5</text:p>
          </table:table-cell>
          <table:table-cell table:style-name="ce15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.1" calcext:value-type="float">
            <text:p>5.1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3" calcext:value-type="float">
            <text:p>7.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7.5" calcext:value-type="float">
            <text:p>7.5</text:p>
          </table:table-cell>
          <table:table-cell table:style-name="ce15" office:value-type="float" office:value="6.41" calcext:value-type="float">
            <text:p>6.4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9.8" calcext:value-type="float">
            <text:p>9.8</text:p>
          </table:table-cell>
          <table:table-cell table:style-name="ce11" office:value-type="float" office:value="7.83" calcext:value-type="float">
            <text:p>7.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.7" calcext:value-type="float">
            <text:p>7.7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51" calcext:value-type="float">
            <text:p>7.5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string" calcext:value-type="string">
            <text:p>6,4,</text:p>
          </table:table-cell>
          <table:table-cell table:style-name="ce11" office:value-type="float" office:value="7.6" calcext:value-type="float">
            <text:p>7.6</text:p>
          </table:table-cell>
          <table:table-cell table:style-name="ce11" office:value-type="float" office:value="7.17" calcext:value-type="float">
            <text:p>7.17</text:p>
          </table:table-cell>
          <table:table-cell table:style-name="ce15" office:value-type="float" office:value="6.66" calcext:value-type="float">
            <text:p>6.66</text:p>
          </table:table-cell>
          <table:table-cell table:style-name="ce11" office:value-type="float" office:value="7.58" calcext:value-type="float">
            <text:p>7.58</text:p>
          </table:table-cell>
          <table:table-cell table:style-name="ce26" office:value-type="float" office:value="7.005" calcext:value-type="float">
            <text:p>7.005</text:p>
          </table:table-cell>
          <table:table-cell table:number-columns-repeated="1016"/>
        </table:table-row>
        <table:table-row table:style-name="ro1">
          <table:table-cell table:style-name="ce6" office:value-type="float" office:value="10032" calcext:value-type="float">
            <text:p>10032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9.38" calcext:value-type="float">
            <text:p>9.3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number-columns-repeated="2" table:style-name="ce10" office:value-type="float" office:value="9.6" calcext:value-type="float">
            <text:p>9.6</text:p>
          </table:table-cell>
          <table:table-cell table:style-name="ce10" office:value-type="float" office:value="9.8" calcext:value-type="float">
            <text:p>9.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6" calcext:value-type="float">
            <text:p>9.6</text:p>
          </table:table-cell>
          <table:table-cell table:style-name="ce11" office:value-type="float" office:value="9.68" calcext:value-type="float">
            <text:p>9.6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1" calcext:value-type="float">
            <text:p>9.1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1" office:value-type="float" office:value="9.25" calcext:value-type="float">
            <text:p>9.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9.16" calcext:value-type="float">
            <text:p>9.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office:value-type="float" office:value="9.48" calcext:value-type="float">
            <text:p>9.4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9.2" calcext:value-type="float">
            <text:p>9.2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1" office:value-type="float" office:value="9.75" calcext:value-type="float">
            <text:p>9.7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9.46" calcext:value-type="float">
            <text:p>9.46</text:p>
          </table:table-cell>
          <table:table-cell table:style-name="ce11" office:value-type="float" office:value="9.1" calcext:value-type="float">
            <text:p>9.1</text:p>
          </table:table-cell>
          <table:table-cell table:style-name="ce11" office:value-type="float" office:value="9.38" calcext:value-type="float">
            <text:p>9.38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9.78" calcext:value-type="float">
            <text:p>9.78</text:p>
          </table:table-cell>
          <table:table-cell table:style-name="ce11" office:value-type="float" office:value="9.4" calcext:value-type="float">
            <text:p>9.4</text:p>
          </table:table-cell>
          <table:table-cell table:style-name="ce26" office:value-type="float" office:value="9.44" calcext:value-type="float">
            <text:p>9.44</text:p>
          </table:table-cell>
          <table:table-cell table:number-columns-repeated="1016"/>
        </table:table-row>
        <table:table-row table:style-name="ro1">
          <table:table-cell table:style-name="ce6" office:value-type="float" office:value="10033" calcext:value-type="float">
            <text:p>10033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62" calcext:value-type="float">
            <text:p>8.6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3" calcext:value-type="float">
            <text:p>8.3</text:p>
          </table:table-cell>
          <table:table-cell table:number-columns-repeated="2" table:style-name="ce10" office:value-type="float" office:value="7.1" calcext:value-type="float">
            <text:p>7.1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1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6" calcext:value-type="float">
            <text:p>7.6</text:p>
          </table:table-cell>
          <table:table-cell table:style-name="ce11" office:value-type="float" office:value="7.31" calcext:value-type="float">
            <text:p>7.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2" table:style-name="ce10" office:value-type="float" office:value="6.1" calcext:value-type="float">
            <text:p>6.1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2" calcext:value-type="float">
            <text:p>6.2</text:p>
          </table:table-cell>
          <table:table-cell table:style-name="ce15" office:value-type="float" office:value="6.2" calcext:value-type="float">
            <text:p>6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5.3" calcext:value-type="float">
            <text:p>5.3</text:p>
          </table:table-cell>
          <table:table-cell table:style-name="ce15" office:value-type="float" office:value="5.91" calcext:value-type="float">
            <text:p>5.9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6.8" calcext:value-type="float">
            <text:p>6.8</text:p>
          </table:table-cell>
          <table:table-cell table:style-name="ce11" office:value-type="float" office:value="7.71" calcext:value-type="float">
            <text:p>7.7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7.06" calcext:value-type="float">
            <text:p>7.06</text:p>
          </table:table-cell>
          <table:table-cell table:style-name="ce26" office:value-type="float" office:value="7.191" calcext:value-type="float">
            <text:p>7.191</text:p>
          </table:table-cell>
          <table:table-cell table:number-columns-repeated="1016"/>
        </table:table-row>
        <table:table-row table:style-name="ro1">
          <table:table-cell table:style-name="ce6" office:value-type="float" office:value="10034" calcext:value-type="float">
            <text:p>10034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3" calcext:value-type="float">
            <text:p>7.3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.3" calcext:value-type="float">
            <text:p>7.3</text:p>
          </table:table-cell>
          <table:table-cell table:style-name="ce15" office:value-type="float" office:value="6.44" calcext:value-type="float">
            <text:p>6.4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64" calcext:value-type="float">
            <text:p>7.6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5" calcext:value-type="float">
            <text:p>6.5</text:p>
          </table:table-cell>
          <table:table-cell table:style-name="ce15" office:value-type="float" office:value="6.95" calcext:value-type="float">
            <text:p>6.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8" calcext:value-type="float">
            <text:p>7.8</text:p>
          </table:table-cell>
          <table:table-cell table:style-name="ce11" office:value-type="float" office:value="7.06" calcext:value-type="float">
            <text:p>7.0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2"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7.5" calcext:value-type="float">
            <text:p>7.5</text:p>
          </table:table-cell>
          <table:table-cell table:style-name="ce11" office:value-type="float" office:value="7.61" calcext:value-type="float">
            <text:p>7.6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3" calcext:value-type="float">
            <text:p>8.3</text:p>
          </table:table-cell>
          <table:table-cell table:style-name="ce11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7.03" calcext:value-type="float">
            <text:p>7.03</text:p>
          </table:table-cell>
          <table:table-cell table:style-name="ce11" office:value-type="float" office:value="7.56" calcext:value-type="float">
            <text:p>7.56</text:p>
          </table:table-cell>
          <table:table-cell table:style-name="ce11" office:value-type="float" office:value="7.8" calcext:value-type="float">
            <text:p>7.8</text:p>
          </table:table-cell>
          <table:table-cell table:style-name="ce15" office:value-type="float" office:value="6.88" calcext:value-type="float">
            <text:p>6.88</text:p>
          </table:table-cell>
          <table:table-cell table:style-name="ce11" office:value-type="float" office:value="7.56" calcext:value-type="float">
            <text:p>7.56</text:p>
          </table:table-cell>
          <table:table-cell table:style-name="ce26" office:value-type="float" office:value="7.335" calcext:value-type="float">
            <text:p>7.335</text:p>
          </table:table-cell>
          <table:table-cell table:number-columns-repeated="1016"/>
        </table:table-row>
        <table:table-row table:style-name="ro1">
          <table:table-cell table:style-name="ce6" office:value-type="float" office:value="10035" calcext:value-type="float">
            <text:p>10035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2" calcext:value-type="float">
            <text:p>7.2</text:p>
          </table:table-cell>
          <table:table-cell table:style-name="ce15" office:value-type="float" office:value="6.64" calcext:value-type="float">
            <text:p>6.6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.3</text:p>
          </table:table-cell>
          <table:table-cell table:style-name="ce15" office:value-type="float" office:value="6.81" calcext:value-type="float">
            <text:p>6.8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.56" calcext:value-type="float">
            <text:p>7.5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1" office:value-type="float" office:value="7.26" calcext:value-type="float">
            <text:p>7.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6.2" calcext:value-type="float">
            <text:p>6.2</text:p>
          </table:table-cell>
          <table:table-cell table:style-name="ce11"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5" office:value-type="float" office:value="6.05" calcext:value-type="float">
            <text:p>6.05</text:p>
          </table:table-cell>
          <table:table-cell table:style-name="ce11" office:value-type="float" office:value="7.18" calcext:value-type="float">
            <text:p>7.18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7.35" calcext:value-type="float">
            <text:p>7.35</text:p>
          </table:table-cell>
          <table:table-cell table:style-name="ce11" office:value-type="float" office:value="7.36" calcext:value-type="float">
            <text:p>7.36</text:p>
          </table:table-cell>
          <table:table-cell table:style-name="ce26" office:value-type="float" office:value="7.302" calcext:value-type="float">
            <text:p>7.302</text:p>
          </table:table-cell>
          <table:table-cell table:number-columns-repeated="1016"/>
        </table:table-row>
        <table:table-row table:style-name="ro1">
          <table:table-cell table:style-name="ce6" office:value-type="float" office:value="10036" calcext:value-type="float">
            <text:p>10036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1" calcext:value-type="float">
            <text:p>8.1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7" calcext:value-type="float">
            <text:p>7.7</text:p>
          </table:table-cell>
          <table:table-cell table:style-name="ce11" office:value-type="float" office:value="7.84" calcext:value-type="float">
            <text:p>7.8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8.6" calcext:value-type="float">
            <text:p>8.6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6.8" calcext:value-type="float">
            <text:p>6.8</text:p>
          </table:table-cell>
          <table:table-cell table:style-name="ce11" office:value-type="float" office:value="7.24" calcext:value-type="float">
            <text:p>7.2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8.88" calcext:value-type="float">
            <text:p>8.8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43" calcext:value-type="float">
            <text:p>8.4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7" calcext:value-type="float">
            <text:p>7.7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46" calcext:value-type="float">
            <text:p>7.46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8.83" calcext:value-type="float">
            <text:p>8.83</text:p>
          </table:table-cell>
          <table:table-cell table:style-name="ce11" office:value-type="float" office:value="8.67" calcext:value-type="float">
            <text:p>8.67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8.1" calcext:value-type="float">
            <text:p>8.1</text:p>
          </table:table-cell>
          <table:table-cell table:style-name="ce26" office:value-type="float" office:value="8.114" calcext:value-type="float">
            <text:p>8.114</text:p>
          </table:table-cell>
          <table:table-cell table:number-columns-repeated="1016"/>
        </table:table-row>
        <table:table-row table:style-name="ro1">
          <table:table-cell table:style-name="ce6" office:value-type="float" office:value="10037" calcext:value-type="float">
            <text:p>10037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7.8" calcext:value-type="float">
            <text:p>7.8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1" office:value-type="float" office:value="7.34" calcext:value-type="float">
            <text:p>7.3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5" calcext:value-type="float">
            <text:p>7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8.8" calcext:value-type="float">
            <text:p>8.8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8.68" calcext:value-type="float">
            <text:p>8.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number-columns-repeated="3" table:style-name="ce10" office:value-type="float" office:value="8.4" calcext:value-type="float">
            <text:p>8.4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.81" calcext:value-type="float">
            <text:p>8.8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8.3" calcext:value-type="float">
            <text:p>8.3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68" calcext:value-type="float">
            <text:p>8.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style-name="ce10" office:value-type="float" office:value="7.7" calcext:value-type="float">
            <text:p>7.7</text:p>
          </table:table-cell>
          <table:table-cell table:style-name="ce11" office:value-type="float" office:value="8.16" calcext:value-type="float">
            <text:p>8.1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61" calcext:value-type="float">
            <text:p>7.61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8.95" calcext:value-type="float">
            <text:p>8.95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8.38" calcext:value-type="float">
            <text:p>8.38</text:p>
          </table:table-cell>
          <table:table-cell table:style-name="ce26" office:value-type="float" office:value="8.341" calcext:value-type="float">
            <text:p>8.341</text:p>
          </table:table-cell>
          <table:table-cell table:number-columns-repeated="1016"/>
        </table:table-row>
        <table:table-row table:style-name="ro1">
          <table:table-cell table:style-name="ce6" office:value-type="float" office:value="10038" calcext:value-type="float">
            <text:p>10038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5" calcext:value-type="float">
            <text:p>8.5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8.3" calcext:value-type="float">
            <text:p>8.3</text:p>
          </table:table-cell>
          <table:table-cell table:number-columns-repeated="2" table:style-name="ce10" office:value-type="float" office:value="8.2" calcext:value-type="float">
            <text:p>8.2</text:p>
          </table:table-cell>
          <table:table-cell table:style-name="ce17" office:value-type="string" calcext:value-type="string">
            <text:p>***</text:p>
          </table:table-cell>
          <table:table-cell table:number-columns-repeated="2" table:style-name="ce10" office:value-type="float" office:value="8.3" calcext:value-type="float">
            <text:p>8.3</text:p>
          </table:table-cell>
          <table:table-cell table:style-name="ce11" office:value-type="float" office:value="8.26" calcext:value-type="float">
            <text:p>8.2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7.58" calcext:value-type="float">
            <text:p>7.5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7.9" calcext:value-type="float">
            <text:p>7.9</text:p>
          </table:table-cell>
          <table:table-cell table:style-name="ce11" office:value-type="float" office:value="7.73" calcext:value-type="float">
            <text:p>7.7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.76" calcext:value-type="float">
            <text:p>8.7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8.35" calcext:value-type="float">
            <text:p>8.35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8.67" calcext:value-type="float">
            <text:p>8.67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8" calcext:value-type="float">
            <text:p>8</text:p>
          </table:table-cell>
          <table:table-cell table:style-name="ce26" office:value-type="float" office:value="8.085" calcext:value-type="float">
            <text:p>8.085</text:p>
          </table:table-cell>
          <table:table-cell table:number-columns-repeated="1016"/>
        </table:table-row>
        <table:table-row table:style-name="ro1">
          <table:table-cell table:style-name="ce6" office:value-type="float" office:value="10039" calcext:value-type="float">
            <text:p>10039</text:p>
          </table:table-cell>
          <table:table-cell table:style-name="ce13" table:number-columns-repeated="6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4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.5" calcext:value-type="float">
            <text:p>8.5</text:p>
          </table:table-cell>
          <table:table-cell table:style-name="ce11" office:value-type="float" office:value="8.24" calcext:value-type="float">
            <text:p>8.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º ano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1" calcext:value-type="float">
            <text:p>7.1</text:p>
          </table:table-cell>
          <table:table-cell table:style-name="ce17" office:value-type="string" calcext:value-type="string">
            <text:p>***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7.76" calcext:value-type="float">
            <text:p>7.7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6º ano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2" calcext:value-type="float">
            <text:p>6.2</text:p>
          </table:table-cell>
          <table:table-cell table:style-name="ce11" office:value-type="float" office:value="7.03" calcext:value-type="float">
            <text:p>7.0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º an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.8" calcext:value-type="float">
            <text:p>5.8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6.9" calcext:value-type="float">
            <text:p>6.9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º ano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3" calcext:value-type="float">
            <text:p>9.3</text:p>
          </table:table-cell>
          <table:table-cell table:style-name="ce11" office:value-type="float" office:value="9.4" calcext:value-type="float">
            <text:p>9.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º ano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8.8" calcext:value-type="float">
            <text:p>8.8</text:p>
          </table:table-cell>
          <table:table-cell table:style-name="ce11" office:value-type="float" office:value="7.87" calcext:value-type="float">
            <text:p>7.8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édiaG Discip</text:p>
          </table:table-cell>
          <table:table-cell table:style-name="ce11" office:value-type="float" office:value="7.58" calcext:value-type="float">
            <text:p>7.58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8.45" calcext:value-type="float">
            <text:p>8.45</text:p>
          </table:table-cell>
          <table:table-cell table:style-name="ce11" office:value-type="float" office:value="8.16" calcext:value-type="float">
            <text:p>8.16</text:p>
          </table:table-cell>
          <table:table-cell table:style-name="ce11" office:value-type="float" office:value="8.08" calcext:value-type="float">
            <text:p>8.08</text:p>
          </table:table-cell>
          <table:table-cell table:style-name="ce26" office:value-type="float" office:value="7.87" calcext:value-type="float">
            <text:p>7.8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ados sendo tratados, fazer média, diferença de nota de um ano pra outro, taxa desempenho média geral, nos comentários a interpretação da situação</text:p>
          </table:table-cell>
          <table:table-cell table:style-name="ce18" table:number-columns-repeated="6"/>
          <table:table-cell table:style-name="ce30"/>
          <table:table-cell table:style-name="ce31" table:number-columns-repeated="2"/>
          <table:table-cell table:number-columns-repeated="1014"/>
        </table:table-row>
        <table:table-row table:style-name="ro1" table:number-rows-repeated="660">
          <table:table-cell table:style-name="ce7"/>
          <table:table-cell table:style-name="ce10" table:number-columns-repeated="6"/>
          <table:table-cell table:style-name="ce17"/>
          <table:table-cell table:number-columns-repeated="1016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poDisciplina" table:style-name="ta2">
        <table:table-column table:style-name="co4" table:number-columns-repeated="1024" table:default-cell-style-name="Default"/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number-columns-repeated="1020"/>
        </table:table-row>
        <table:table-row table:style-name="ro1">
          <table:table-cell table:style-name="ce10"/>
          <table:table-cell table:number-columns-repeated="2"/>
          <table:table-cell table:style-name="ce38"/>
          <table:table-cell table:number-columns-repeated="1020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5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Gerais" table:style-name="ta3"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39" office:value-type="string" calcext:value-type="string">
            <text:p>Dados ensino Fundamental (1º-9º)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21" calcext:value-type="float">
            <text:p>2021</text:p>
          </table:table-cell>
          <table:table-cell table:style-name="ce39"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Número de professores ativos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Número de matrículas</text:p>
          </table:table-cell>
          <table:table-cell table:style-name="ce41" office:value-type="string" calcext:value-type="string">
            <text:p><text:span text:style-name="T1">10.483</text:span><text:span text:style-name="T2">/298(CEJA)</text:span></text:p>
          </table:table-cell>
          <table:table-cell table:style-name="ce41" office:value-type="string" calcext:value-type="string">
            <text:p><text:span text:style-name="T1">10.756</text:span><text:span text:style-name="T2">/298(CEJA)</text:span></text:p>
          </table:table-cell>
          <table:table-cell table:style-name="ce41" office:value-type="string" calcext:value-type="string">
            <text:p><text:span text:style-name="T1">10.729</text:span><text:span text:style-name="T2">/298(CEJA)</text:span></text:p>
          </table:table-cell>
          <table:table-cell table:style-name="ce41" office:value-type="string" calcext:value-type="string">
            <text:p><text:span text:style-name="T1">10.999</text:span><text:span text:style-name="T2">/298(CEJA)</text:span>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Índice de reprovação por nota e falta</text:p>
          </table:table-cell>
          <table:table-cell table:style-name="ce42" office:value-type="percentage" office:value="0.083" calcext:value-type="percentage">
            <text:p>8.30%</text:p>
          </table:table-cell>
          <table:table-cell table:style-name="ce42" office:value-type="percentage" office:value="0.045" calcext:value-type="percentage">
            <text:p>4.50%</text:p>
          </table:table-cell>
          <table:table-cell table:style-name="ce42" office:value-type="percentage" office:value="0.066" calcext:value-type="percentage">
            <text:p>6.60%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40" office:value-type="string" calcext:value-type="string">
            <text:p>Número de desistências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dosAlunos" style:display-name="PageStyle_dadosAlu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Disciplina" style:display-name="PageStyle_grupoDiscipli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Gerais" style:display-name="PageStyle_dadosGera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55" meta:object-count="1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059cm" svg:y="0.665cm" style:legend-expansion="high" chart:style-name="ch2"/>
        <chart:plot-area chart:style-name="ch3" table:cell-range-address="dadosAlunos.B35:dadosAlunos.G40" svg:x="0.158cm" svg:y="0.088cm" svg:width="4.743cm" svg:height="4.243cm">
          <chartooo:coordinate-region svg:x="0.444cm" svg:y="0.287cm" svg:width="4.178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35:dadosAlunos.B40" chart:class="chart:line">
            <chart:data-point chart:repeated="6"/>
          </chart:series>
          <chart:series chart:style-name="ch8" chart:values-cell-range-address="dadosAlunos.C35:dadosAlunos.C40" chart:class="chart:line">
            <chart:data-point chart:repeated="6"/>
          </chart:series>
          <chart:series chart:style-name="ch9" chart:values-cell-range-address="dadosAlunos.D35:dadosAlunos.D40" chart:class="chart:line">
            <chart:data-point chart:repeated="6"/>
          </chart:series>
          <chart:series chart:style-name="ch10" chart:values-cell-range-address="dadosAlunos.E35:dadosAlunos.E40" chart:class="chart:line">
            <chart:data-point chart:repeated="6"/>
          </chart:series>
          <chart:series chart:style-name="ch11" chart:values-cell-range-address="dadosAlunos.F35:dadosAlunos.F40" chart:class="chart:line">
            <chart:data-point chart:repeated="6"/>
          </chart:series>
          <chart:series chart:style-name="ch12" chart:values-cell-range-address="dadosAlunos.G35:dadosAlunos.G4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dadosAlunos.B35:dadosAlunos.B40</svg:desc>
                </draw:g>
              </table:table-cell>
              <table:table-cell office:value-type="float" office:value="7.1">
                <text:p>7.1</text:p>
                <draw:g>
                  <svg:desc>dadosAlunos.C35:dadosAlunos.C40</svg:desc>
                </draw:g>
              </table:table-cell>
              <table:table-cell office:value-type="float" office:value="8">
                <text:p>8</text:p>
                <draw:g>
                  <svg:desc>dadosAlunos.D35:dadosAlunos.D40</svg:desc>
                </draw:g>
              </table:table-cell>
              <table:table-cell office:value-type="float" office:value="NaN">
                <text:p>NaN</text:p>
                <draw:g>
                  <svg:desc>dadosAlunos.E35:dadosAlunos.E40</svg:desc>
                </draw:g>
              </table:table-cell>
              <table:table-cell office:value-type="float" office:value="7.6">
                <text:p>7.6</text:p>
                <draw:g>
                  <svg:desc>dadosAlunos.F35:dadosAlunos.F40</svg:desc>
                </draw:g>
              </table:table-cell>
              <table:table-cell office:value-type="float" office:value="7.6">
                <text:p>7.6</text:p>
                <draw:g>
                  <svg:desc>dadosAlunos.G35:dadosAlunos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8.1">
                <text:p>8.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7">
                <text:p>7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.3">
                <text:p>9.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">
                <text:p>3.8</text:p>
              </table:table-cell>
              <table:table-cell office:value-type="float" office:value="6.2">
                <text:p>6.2</text:p>
              </table:table-cell>
              <table:table-cell office:value-type="float" office:value="4.8">
                <text:p>4.8</text:p>
              </table:table-cell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059cm" svg:y="0.665cm" style:legend-expansion="high" chart:style-name="ch2"/>
        <chart:plot-area chart:style-name="ch3" table:cell-range-address="dadosAlunos.B75:dadosAlunos.G80" svg:x="0.158cm" svg:y="0.088cm" svg:width="4.743cm" svg:height="4.243cm">
          <chartooo:coordinate-region svg:x="0.444cm" svg:y="0.287cm" svg:width="4.178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75:dadosAlunos.B80" chart:class="chart:line">
            <chart:data-point chart:repeated="6"/>
          </chart:series>
          <chart:series chart:style-name="ch8" chart:values-cell-range-address="dadosAlunos.C75:dadosAlunos.C80" chart:class="chart:line">
            <chart:data-point chart:repeated="6"/>
          </chart:series>
          <chart:series chart:style-name="ch9" chart:values-cell-range-address="dadosAlunos.D75:dadosAlunos.D80" chart:class="chart:line">
            <chart:data-point chart:repeated="6"/>
          </chart:series>
          <chart:series chart:style-name="ch10" chart:values-cell-range-address="dadosAlunos.E75:dadosAlunos.E80" chart:class="chart:line">
            <chart:data-point chart:repeated="6"/>
          </chart:series>
          <chart:series chart:style-name="ch11" chart:values-cell-range-address="dadosAlunos.F75:dadosAlunos.F80" chart:class="chart:line">
            <chart:data-point chart:repeated="6"/>
          </chart:series>
          <chart:series chart:style-name="ch12" chart:values-cell-range-address="dadosAlunos.G75:dadosAlunos.G8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">
                <text:p>7.8</text:p>
                <draw:g>
                  <svg:desc>dadosAlunos.B75:dadosAlunos.B80</svg:desc>
                </draw:g>
              </table:table-cell>
              <table:table-cell office:value-type="float" office:value="8.1">
                <text:p>8.1</text:p>
                <draw:g>
                  <svg:desc>dadosAlunos.C75:dadosAlunos.C80</svg:desc>
                </draw:g>
              </table:table-cell>
              <table:table-cell office:value-type="float" office:value="9.1">
                <text:p>9.1</text:p>
                <draw:g>
                  <svg:desc>dadosAlunos.D75:dadosAlunos.D80</svg:desc>
                </draw:g>
              </table:table-cell>
              <table:table-cell office:value-type="float" office:value="NaN">
                <text:p>NaN</text:p>
                <draw:g>
                  <svg:desc>dadosAlunos.E75:dadosAlunos.E80</svg:desc>
                </draw:g>
              </table:table-cell>
              <table:table-cell office:value-type="float" office:value="8.6">
                <text:p>8.6</text:p>
                <draw:g>
                  <svg:desc>dadosAlunos.F75:dadosAlunos.F80</svg:desc>
                </draw:g>
              </table:table-cell>
              <table:table-cell office:value-type="float" office:value="8.8">
                <text:p>8.8</text:p>
                <draw:g>
                  <svg:desc>dadosAlunos.G75:dadosAlunos.G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3">
                <text:p>9.3</text:p>
              </table:table-cell>
              <table:table-cell office:value-type="float" office:value="9.6">
                <text:p>9.6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3">
                <text:p>9.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8.3">
                <text:p>8.3</text:p>
              </table:table-cell>
              <table:table-cell office:value-type="float" office:value="9.3">
                <text:p>9.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71cm" xlink:href=".." xlink:type="simple" chart:class="chart:line" chart:style-name="ch1">
        <chart:legend chart:legend-position="end" svg:x="5.059cm" svg:y="0.691cm" style:legend-expansion="high" chart:style-name="ch2"/>
        <chart:plot-area chart:style-name="ch3" table:cell-range-address="dadosAlunos.B83:dadosAlunos.G88" svg:x="0.158cm" svg:y="0.089cm" svg:width="4.743cm" svg:height="4.293cm">
          <chartooo:coordinate-region svg:x="0.444cm" svg:y="0.288cm" svg:width="4.178cm" svg:height="3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83:dadosAlunos.B88" chart:class="chart:line">
            <chart:data-point chart:repeated="6"/>
          </chart:series>
          <chart:series chart:style-name="ch8" chart:values-cell-range-address="dadosAlunos.C83:dadosAlunos.C88" chart:class="chart:line">
            <chart:data-point chart:repeated="6"/>
          </chart:series>
          <chart:series chart:style-name="ch9" chart:values-cell-range-address="dadosAlunos.D83:dadosAlunos.D88" chart:class="chart:line">
            <chart:data-point chart:repeated="6"/>
          </chart:series>
          <chart:series chart:style-name="ch10" chart:values-cell-range-address="dadosAlunos.E83:dadosAlunos.E88" chart:class="chart:line">
            <chart:data-point chart:repeated="6"/>
          </chart:series>
          <chart:series chart:style-name="ch11" chart:values-cell-range-address="dadosAlunos.F83:dadosAlunos.F88" chart:class="chart:line">
            <chart:data-point chart:repeated="6"/>
          </chart:series>
          <chart:series chart:style-name="ch12" chart:values-cell-range-address="dadosAlunos.G83:dadosAlunos.G8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">
                <text:p>7.2</text:p>
                <draw:g>
                  <svg:desc>dadosAlunos.B83:dadosAlunos.B88</svg:desc>
                </draw:g>
              </table:table-cell>
              <table:table-cell office:value-type="float" office:value="7.8">
                <text:p>7.8</text:p>
                <draw:g>
                  <svg:desc>dadosAlunos.C83:dadosAlunos.C88</svg:desc>
                </draw:g>
              </table:table-cell>
              <table:table-cell office:value-type="float" office:value="7.6">
                <text:p>7.6</text:p>
                <draw:g>
                  <svg:desc>dadosAlunos.D83:dadosAlunos.D88</svg:desc>
                </draw:g>
              </table:table-cell>
              <table:table-cell office:value-type="float" office:value="NaN">
                <text:p>NaN</text:p>
                <draw:g>
                  <svg:desc>dadosAlunos.E83:dadosAlunos.E88</svg:desc>
                </draw:g>
              </table:table-cell>
              <table:table-cell office:value-type="float" office:value="7.3">
                <text:p>7.3</text:p>
                <draw:g>
                  <svg:desc>dadosAlunos.F83:dadosAlunos.F88</svg:desc>
                </draw:g>
              </table:table-cell>
              <table:table-cell office:value-type="float" office:value="7.6">
                <text:p>7.6</text:p>
                <draw:g>
                  <svg:desc>dadosAlunos.G83:dadosAlunos.G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8.5">
                <text:p>8.5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9.2">
                <text:p>9.2</text:p>
              </table:table-cell>
              <table:table-cell office:value-type="float" office:value="9.6">
                <text:p>9.6</text:p>
              </table:table-cell>
              <table:table-cell office:value-type="float" office:value="7.6">
                <text:p>7.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">
                <text:p>7.1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  <table:table-cell office:value-type="float" office:value="9.1">
                <text:p>9.1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3">
                <text:p>7.3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339cm" xlink:href=".." xlink:type="simple" chart:class="chart:line" chart:style-name="ch1">
        <chart:legend chart:legend-position="end" svg:x="5.059cm" svg:y="0.625cm" style:legend-expansion="high" chart:style-name="ch2"/>
        <chart:plot-area chart:style-name="ch3" table:cell-range-address="dadosAlunos.B91:dadosAlunos.G96" svg:x="0.158cm" svg:y="0.086cm" svg:width="4.743cm" svg:height="4.167cm">
          <chartooo:coordinate-region svg:x="0.444cm" svg:y="0.285cm" svg:width="4.178cm" svg:height="3.4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91:dadosAlunos.B96" chart:class="chart:line">
            <chart:data-point chart:repeated="6"/>
          </chart:series>
          <chart:series chart:style-name="ch8" chart:values-cell-range-address="dadosAlunos.C91:dadosAlunos.C96" chart:class="chart:line">
            <chart:data-point chart:repeated="6"/>
          </chart:series>
          <chart:series chart:style-name="ch9" chart:values-cell-range-address="dadosAlunos.D91:dadosAlunos.D96" chart:class="chart:line">
            <chart:data-point chart:repeated="6"/>
          </chart:series>
          <chart:series chart:style-name="ch10" chart:values-cell-range-address="dadosAlunos.E91:dadosAlunos.E96" chart:class="chart:line">
            <chart:data-point chart:repeated="6"/>
          </chart:series>
          <chart:series chart:style-name="ch11" chart:values-cell-range-address="dadosAlunos.F91:dadosAlunos.F96" chart:class="chart:line">
            <chart:data-point chart:repeated="6"/>
          </chart:series>
          <chart:series chart:style-name="ch12" chart:values-cell-range-address="dadosAlunos.G91:dadosAlunos.G9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dadosAlunos.B91:dadosAlunos.B96</svg:desc>
                </draw:g>
              </table:table-cell>
              <table:table-cell office:value-type="float" office:value="7.9">
                <text:p>7.9</text:p>
                <draw:g>
                  <svg:desc>dadosAlunos.C91:dadosAlunos.C96</svg:desc>
                </draw:g>
              </table:table-cell>
              <table:table-cell office:value-type="float" office:value="8.3">
                <text:p>8.3</text:p>
                <draw:g>
                  <svg:desc>dadosAlunos.D91:dadosAlunos.D96</svg:desc>
                </draw:g>
              </table:table-cell>
              <table:table-cell office:value-type="float" office:value="NaN">
                <text:p>NaN</text:p>
                <draw:g>
                  <svg:desc>dadosAlunos.E91:dadosAlunos.E96</svg:desc>
                </draw:g>
              </table:table-cell>
              <table:table-cell office:value-type="float" office:value="8.6">
                <text:p>8.6</text:p>
                <draw:g>
                  <svg:desc>dadosAlunos.F91:dadosAlunos.F96</svg:desc>
                </draw:g>
              </table:table-cell>
              <table:table-cell office:value-type="float" office:value="8.5">
                <text:p>8.5</text:p>
                <draw:g>
                  <svg:desc>dadosAlunos.G91:dadosAlunos.G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">
                <text:p>8.3</text:p>
              </table:table-cell>
              <table:table-cell office:value-type="float" office:value="6.5">
                <text:p>6.5</text:p>
              </table:table-cell>
              <table:table-cell office:value-type="float" office:value="7.2">
                <text:p>7.2</text:p>
              </table:table-cell>
              <table:table-cell office:value-type="float" office:value="7.9">
                <text:p>7.9</text:p>
              </table:table-cell>
              <table:table-cell office:value-type="float" office:value="7.7">
                <text:p>7.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6.9">
                <text:p>6.9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  <table:table-cell office:value-type="float" office:value="8.3">
                <text:p>8.3</text:p>
              </table:table-cell>
              <table:table-cell office:value-type="float" office:value="6.7">
                <text:p>6.7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694cm" svg:y="0.665cm" style:legend-expansion="high" chart:style-name="ch2"/>
        <chart:plot-area chart:style-name="ch3" table:cell-range-address="dadosAlunos.B99:dadosAlunos.G104" chart:data-source-has-labels="row" svg:x="0.158cm" svg:y="0.088cm" svg:width="5.378cm" svg:height="4.243cm">
          <chartooo:coordinate-region svg:x="0.444cm" svg:y="0.287cm" svg:width="4.813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01:dadosAlunos.B104" chart:label-cell-address="dadosAlunos.B99:dadosAlunos.B100" chart:class="chart:line">
            <chart:data-point chart:repeated="4"/>
          </chart:series>
          <chart:series chart:style-name="ch8" chart:values-cell-range-address="dadosAlunos.C101:dadosAlunos.C104" chart:label-cell-address="dadosAlunos.C99:dadosAlunos.C100" chart:class="chart:line">
            <chart:data-point chart:repeated="4"/>
          </chart:series>
          <chart:series chart:style-name="ch9" chart:values-cell-range-address="dadosAlunos.D101:dadosAlunos.D104" chart:label-cell-address="dadosAlunos.D99:dadosAlunos.D100" chart:class="chart:line">
            <chart:data-point chart:repeated="4"/>
          </chart:series>
          <chart:series chart:style-name="ch10" chart:values-cell-range-address="dadosAlunos.E101:dadosAlunos.E104" chart:label-cell-address="dadosAlunos.E99:dadosAlunos.E100" chart:class="chart:line">
            <chart:data-point chart:repeated="4"/>
          </chart:series>
          <chart:series chart:style-name="ch11" chart:values-cell-range-address="dadosAlunos.F101:dadosAlunos.F104" chart:label-cell-address="dadosAlunos.F99:dadosAlunos.F100" chart:class="chart:line">
            <chart:data-point chart:repeated="4"/>
          </chart:series>
          <chart:series chart:style-name="ch12" chart:values-cell-range-address="dadosAlunos.G101:dadosAlunos.G104" chart:label-cell-address="dadosAlunos.G99:dadosAlunos.G100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B99:dadosAlunos.B100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C99:dadosAlunos.C100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D99:dadosAlunos.D100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E99:dadosAlunos.E100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F99:dadosAlunos.F100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G99:dadosAlunos.G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dadosAlunos.B101:dadosAlunos.B104</svg:desc>
                </draw:g>
              </table:table-cell>
              <table:table-cell office:value-type="float" office:value="7">
                <text:p>7</text:p>
                <draw:g>
                  <svg:desc>dadosAlunos.C101:dadosAlunos.C104</svg:desc>
                </draw:g>
              </table:table-cell>
              <table:table-cell office:value-type="float" office:value="7.8">
                <text:p>7.8</text:p>
                <draw:g>
                  <svg:desc>dadosAlunos.D101:dadosAlunos.D104</svg:desc>
                </draw:g>
              </table:table-cell>
              <table:table-cell office:value-type="float" office:value="8.2">
                <text:p>8.2</text:p>
                <draw:g>
                  <svg:desc>dadosAlunos.E101:dadosAlunos.E104</svg:desc>
                </draw:g>
              </table:table-cell>
              <table:table-cell office:value-type="float" office:value="8.6">
                <text:p>8.6</text:p>
                <draw:g>
                  <svg:desc>dadosAlunos.F101:dadosAlunos.F104</svg:desc>
                </draw:g>
              </table:table-cell>
              <table:table-cell office:value-type="float" office:value="7.1">
                <text:p>7.1</text:p>
                <draw:g>
                  <svg:desc>dadosAlunos.G101:dadosAlunos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">
                <text:p>7.7</text:p>
              </table:table-cell>
              <table:table-cell office:value-type="float" office:value="8.1">
                <text:p>8.1</text:p>
              </table:table-cell>
              <table:table-cell office:value-type="float" office:value="7.9">
                <text:p>7.9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8.5">
                <text:p>8.5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694cm" svg:y="0.665cm" style:legend-expansion="high" chart:style-name="ch2"/>
        <chart:plot-area chart:style-name="ch3" table:cell-range-address="dadosAlunos.B107:dadosAlunos.G112" chart:data-source-has-labels="row" svg:x="0.158cm" svg:y="0.088cm" svg:width="5.378cm" svg:height="4.243cm">
          <chartooo:coordinate-region svg:x="0.444cm" svg:y="0.287cm" svg:width="4.813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09:dadosAlunos.B112" chart:label-cell-address="dadosAlunos.B107:dadosAlunos.B108" chart:class="chart:line">
            <chart:data-point chart:repeated="4"/>
          </chart:series>
          <chart:series chart:style-name="ch8" chart:values-cell-range-address="dadosAlunos.C109:dadosAlunos.C112" chart:label-cell-address="dadosAlunos.C107:dadosAlunos.C108" chart:class="chart:line">
            <chart:data-point chart:repeated="4"/>
          </chart:series>
          <chart:series chart:style-name="ch9" chart:values-cell-range-address="dadosAlunos.D109:dadosAlunos.D112" chart:label-cell-address="dadosAlunos.D107:dadosAlunos.D108" chart:class="chart:line">
            <chart:data-point chart:repeated="4"/>
          </chart:series>
          <chart:series chart:style-name="ch10" chart:values-cell-range-address="dadosAlunos.E109:dadosAlunos.E112" chart:label-cell-address="dadosAlunos.E107:dadosAlunos.E108" chart:class="chart:line">
            <chart:data-point chart:repeated="4"/>
          </chart:series>
          <chart:series chart:style-name="ch11" chart:values-cell-range-address="dadosAlunos.F109:dadosAlunos.F112" chart:label-cell-address="dadosAlunos.F107:dadosAlunos.F108" chart:class="chart:line">
            <chart:data-point chart:repeated="4"/>
          </chart:series>
          <chart:series chart:style-name="ch12" chart:values-cell-range-address="dadosAlunos.G109:dadosAlunos.G112" chart:label-cell-address="dadosAlunos.G107:dadosAlunos.G10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B107:dadosAlunos.B108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C107:dadosAlunos.C108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D107:dadosAlunos.D108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E107:dadosAlunos.E108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F107:dadosAlunos.F108</svg:desc>
                </draw:g>
              </table:table-cell>
              <table:table-cell office:value-type="string">
                <text:p>*** ***</text:p>
                <text:list>
                  <text:list-item>
                    <text:p>***</text:p>
                  </text:list-item>
                  <text:list-item>
                    <text:p>***</text:p>
                  </text:list-item>
                </text:list>
                <draw:g>
                  <svg:desc>dadosAlunos.G107:dadosAlunos.G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">
                <text:p>7.8</text:p>
                <draw:g>
                  <svg:desc>dadosAlunos.B109:dadosAlunos.B112</svg:desc>
                </draw:g>
              </table:table-cell>
              <table:table-cell office:value-type="float" office:value="7.6">
                <text:p>7.6</text:p>
                <draw:g>
                  <svg:desc>dadosAlunos.C109:dadosAlunos.C112</svg:desc>
                </draw:g>
              </table:table-cell>
              <table:table-cell office:value-type="float" office:value="9">
                <text:p>9</text:p>
                <draw:g>
                  <svg:desc>dadosAlunos.D109:dadosAlunos.D112</svg:desc>
                </draw:g>
              </table:table-cell>
              <table:table-cell office:value-type="float" office:value="8.4">
                <text:p>8.4</text:p>
                <draw:g>
                  <svg:desc>dadosAlunos.E109:dadosAlunos.E112</svg:desc>
                </draw:g>
              </table:table-cell>
              <table:table-cell office:value-type="float" office:value="8.5">
                <text:p>8.5</text:p>
                <draw:g>
                  <svg:desc>dadosAlunos.F109:dadosAlunos.F112</svg:desc>
                </draw:g>
              </table:table-cell>
              <table:table-cell office:value-type="float" office:value="7.8">
                <text:p>7.8</text:p>
                <draw:g>
                  <svg:desc>dadosAlunos.G109:dadosAlunos.G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7.3">
                <text:p>7.3</text:p>
              </table:table-cell>
              <table:table-cell office:value-type="float" office:value="7.8">
                <text:p>7.8</text:p>
              </table:table-cell>
              <table:table-cell office:value-type="float" office:value="6.3">
                <text:p>6.3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">
                <text:p>6.3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  <table:table-cell office:value-type="float" office:value="7.5">
                <text:p>7.5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059cm" svg:y="0.665cm" style:legend-expansion="high" chart:style-name="ch2"/>
        <chart:plot-area chart:style-name="ch3" table:cell-range-address="dadosAlunos.B115:dadosAlunos.G120" svg:x="0.158cm" svg:y="0.088cm" svg:width="4.743cm" svg:height="4.243cm">
          <chartooo:coordinate-region svg:x="0.444cm" svg:y="0.287cm" svg:width="4.178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15:dadosAlunos.B120" chart:class="chart:line">
            <chart:data-point chart:repeated="6"/>
          </chart:series>
          <chart:series chart:style-name="ch8" chart:values-cell-range-address="dadosAlunos.C115:dadosAlunos.C120" chart:class="chart:line">
            <chart:data-point chart:repeated="6"/>
          </chart:series>
          <chart:series chart:style-name="ch9" chart:values-cell-range-address="dadosAlunos.D115:dadosAlunos.D120" chart:class="chart:line">
            <chart:data-point chart:repeated="6"/>
          </chart:series>
          <chart:series chart:style-name="ch10" chart:values-cell-range-address="dadosAlunos.E115:dadosAlunos.E120" chart:class="chart:line">
            <chart:data-point chart:repeated="6"/>
          </chart:series>
          <chart:series chart:style-name="ch11" chart:values-cell-range-address="dadosAlunos.F115:dadosAlunos.F120" chart:class="chart:line">
            <chart:data-point chart:repeated="6"/>
          </chart:series>
          <chart:series chart:style-name="ch12" chart:values-cell-range-address="dadosAlunos.G115:dadosAlunos.G12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">
                <text:p>7.8</text:p>
                <draw:g>
                  <svg:desc>dadosAlunos.B115:dadosAlunos.B120</svg:desc>
                </draw:g>
              </table:table-cell>
              <table:table-cell office:value-type="float" office:value="8">
                <text:p>8</text:p>
                <draw:g>
                  <svg:desc>dadosAlunos.C115:dadosAlunos.C120</svg:desc>
                </draw:g>
              </table:table-cell>
              <table:table-cell office:value-type="float" office:value="8.6">
                <text:p>8.6</text:p>
                <draw:g>
                  <svg:desc>dadosAlunos.D115:dadosAlunos.D120</svg:desc>
                </draw:g>
              </table:table-cell>
              <table:table-cell office:value-type="float" office:value="NaN">
                <text:p>NaN</text:p>
                <draw:g>
                  <svg:desc>dadosAlunos.E115:dadosAlunos.E120</svg:desc>
                </draw:g>
              </table:table-cell>
              <table:table-cell office:value-type="float" office:value="8.6">
                <text:p>8.6</text:p>
                <draw:g>
                  <svg:desc>dadosAlunos.F115:dadosAlunos.F120</svg:desc>
                </draw:g>
              </table:table-cell>
              <table:table-cell office:value-type="float" office:value="8.5">
                <text:p>8.5</text:p>
                <draw:g>
                  <svg:desc>dadosAlunos.G115:dadosAlunos.G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7.7">
                <text:p>7.7</text:p>
              </table:table-cell>
              <table:table-cell office:value-type="float" office:value="8.2">
                <text:p>8.2</text:p>
              </table:table-cell>
              <table:table-cell office:value-type="float" office:value="9.1">
                <text:p>9.1</text:p>
              </table:table-cell>
              <table:table-cell office:value-type="float" office:value="8.6">
                <text:p>8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9.1">
                <text:p>9.1</text:p>
              </table:table-cell>
              <table:table-cell office:value-type="float" office:value="7.8">
                <text:p>7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">
                <text:p>7</text:p>
              </table:table-cell>
              <table:table-cell office:value-type="float" office:value="8.3">
                <text:p>8.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">
                <text:p>6.3</text:p>
              </table:table-cell>
              <table:table-cell office:value-type="float" office:value="8">
                <text:p>8</text:p>
              </table:table-cell>
              <table:table-cell office:value-type="float" office:value="6.8">
                <text:p>6.8</text:p>
              </table:table-cell>
              <table:table-cell office:value-type="float" office:value="8.2">
                <text:p>8.2</text:p>
              </table:table-cell>
              <table:table-cell office:value-type="float" office:value="8.7">
                <text:p>8.7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5.398cm" svg:height="3.81cm" xlink:href=".." xlink:type="simple" chart:class="chart:line" chart:style-name="ch1">
        <chart:legend chart:legend-position="end" svg:x="2.519cm" svg:y="0.361cm" style:legend-expansion="high" chart:style-name="ch2"/>
        <chart:plot-area chart:style-name="ch3" table:cell-range-address="dadosAlunos.B163:dadosAlunos.G168" svg:x="0.107cm" svg:y="0.076cm" svg:width="2.305cm" svg:height="3.658cm">
          <chartooo:coordinate-region svg:x="0.393cm" svg:y="0.275cm" svg:width="1.74cm" svg:height="2.9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63:dadosAlunos.B168" chart:class="chart:line">
            <chart:data-point chart:repeated="6"/>
          </chart:series>
          <chart:series chart:style-name="ch8" chart:values-cell-range-address="dadosAlunos.C163:dadosAlunos.C168" chart:class="chart:line">
            <chart:data-point chart:repeated="6"/>
          </chart:series>
          <chart:series chart:style-name="ch9" chart:values-cell-range-address="dadosAlunos.D163:dadosAlunos.D168" chart:class="chart:line">
            <chart:data-point chart:repeated="6"/>
          </chart:series>
          <chart:series chart:style-name="ch10" chart:values-cell-range-address="dadosAlunos.E163:dadosAlunos.E168" chart:class="chart:line">
            <chart:data-point chart:repeated="6"/>
          </chart:series>
          <chart:series chart:style-name="ch11" chart:values-cell-range-address="dadosAlunos.F163:dadosAlunos.F168" chart:class="chart:line">
            <chart:data-point chart:repeated="6"/>
          </chart:series>
          <chart:series chart:style-name="ch12" chart:values-cell-range-address="dadosAlunos.G163:dadosAlunos.G16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">
                <text:p>8.6</text:p>
                <draw:g>
                  <svg:desc>dadosAlunos.B163:dadosAlunos.B168</svg:desc>
                </draw:g>
              </table:table-cell>
              <table:table-cell office:value-type="float" office:value="8.8">
                <text:p>8.8</text:p>
                <draw:g>
                  <svg:desc>dadosAlunos.C163:dadosAlunos.C168</svg:desc>
                </draw:g>
              </table:table-cell>
              <table:table-cell office:value-type="float" office:value="8.6">
                <text:p>8.6</text:p>
                <draw:g>
                  <svg:desc>dadosAlunos.D163:dadosAlunos.D168</svg:desc>
                </draw:g>
              </table:table-cell>
              <table:table-cell office:value-type="float" office:value="NaN">
                <text:p>NaN</text:p>
                <draw:g>
                  <svg:desc>dadosAlunos.E163:dadosAlunos.E168</svg:desc>
                </draw:g>
              </table:table-cell>
              <table:table-cell office:value-type="float" office:value="8.5">
                <text:p>8.5</text:p>
                <draw:g>
                  <svg:desc>dadosAlunos.F163:dadosAlunos.F168</svg:desc>
                </draw:g>
              </table:table-cell>
              <table:table-cell office:value-type="float" office:value="8.6">
                <text:p>8.6</text:p>
                <draw:g>
                  <svg:desc>dadosAlunos.G163:dadosAlunos.G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">
                <text:p>7.3</text:p>
              </table:table-cell>
              <table:table-cell office:value-type="float" office:value="7.1">
                <text:p>7.1</text:p>
              </table:table-cell>
              <table:table-cell office:value-type="float" office:value="7.3">
                <text:p>7.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7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">
                <text:p>7.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8.3">
                <text:p>8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  <table:table-cell office:value-type="float" office:value="7.8">
                <text:p>7.8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svg:x="5.005cm" svg:y="0cm" style:legend-expansion="custom" chartooo:width="2.933cm" chartooo:height="3.088cm" style:legend-expansion-aspect-ratio="0.949805699481865" chart:style-name="ch2"/>
        <chart:plot-area chart:style-name="ch3" table:cell-range-address="dadosAlunos.B3:dadosAlunos.G8" chart:data-source-has-labels="row" svg:x="0.158cm" svg:y="0.088cm" svg:width="7.622cm" svg:height="4.243cm">
          <chartooo:coordinate-region svg:x="0.444cm" svg:y="0.287cm" svg:width="7.242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3:dadosAlunos.B8" loext:label-string="&quot;Matemática&quot;" chart:class="chart:line">
            <chart:data-point chart:repeated="6"/>
          </chart:series>
          <chart:series chart:style-name="ch8" chart:values-cell-range-address="dadosAlunos.C3:dadosAlunos.C8" loext:label-string="&quot;Português&quot;" chart:class="chart:line">
            <chart:data-point chart:repeated="6"/>
          </chart:series>
          <chart:series chart:style-name="ch9" chart:values-cell-range-address="dadosAlunos.D3:dadosAlunos.D8" loext:label-string="&quot;Ciências&quot;" chart:class="chart:line">
            <chart:data-point chart:repeated="6"/>
          </chart:series>
          <chart:series chart:style-name="ch10" chart:values-cell-range-address="dadosAlunos.E3:dadosAlunos.E8" loext:label-string="&quot;L.E. Inglês&quot;" chart:class="chart:line">
            <chart:data-point chart:repeated="6"/>
          </chart:series>
          <chart:series chart:style-name="ch11" chart:values-cell-range-address="dadosAlunos.F3:dadosAlunos.F8" loext:label-string="&quot;Historia&quot;" chart:class="chart:line">
            <chart:data-point chart:repeated="6"/>
          </chart:series>
          <chart:series chart:style-name="ch12" chart:values-cell-range-address="dadosAlunos.G3:dadosAlunos.G8" loext:label-string="&quot;Geografia&quot;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emática</text:p>
              </table:table-cell>
              <table:table-cell office:value-type="string">
                <text:p>Português</text:p>
              </table:table-cell>
              <table:table-cell office:value-type="string">
                <text:p>Ciências</text:p>
              </table:table-cell>
              <table:table-cell office:value-type="string">
                <text:p>L.E. Inglês</text:p>
              </table:table-cell>
              <table:table-cell office:value-type="string">
                <text:p>Historia</text:p>
              </table:table-cell>
              <table:table-cell office:value-type="string">
                <text:p>Geograf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">
                <text:p>6.3</text:p>
                <draw:g>
                  <svg:desc>dadosAlunos.B3:dadosAlunos.B8</svg:desc>
                </draw:g>
              </table:table-cell>
              <table:table-cell office:value-type="float" office:value="6.1">
                <text:p>6.1</text:p>
                <draw:g>
                  <svg:desc>dadosAlunos.C3:dadosAlunos.C8</svg:desc>
                </draw:g>
              </table:table-cell>
              <table:table-cell office:value-type="float" office:value="8">
                <text:p>8</text:p>
                <draw:g>
                  <svg:desc>dadosAlunos.D3:dadosAlunos.D8</svg:desc>
                </draw:g>
              </table:table-cell>
              <table:table-cell office:value-type="float" office:value="NaN">
                <text:p>NaN</text:p>
                <draw:g>
                  <svg:desc>dadosAlunos.E3:dadosAlunos.E8</svg:desc>
                </draw:g>
              </table:table-cell>
              <table:table-cell office:value-type="float" office:value="5.7">
                <text:p>5.7</text:p>
                <draw:g>
                  <svg:desc>dadosAlunos.F3:dadosAlunos.F8</svg:desc>
                </draw:g>
              </table:table-cell>
              <table:table-cell office:value-type="float" office:value="5.1">
                <text:p>5.1</text:p>
                <draw:g>
                  <svg:desc>dadosAlunos.G3:dadosAlunos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  <table:table-cell office:value-type="float" office:value="7.3">
                <text:p>7.3</text:p>
              </table:table-cell>
              <table:table-cell office:value-type="float" office:value="5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">
                <text:p>7.3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059cm" svg:y="0.665cm" style:legend-expansion="high" chart:style-name="ch2"/>
        <chart:plot-area chart:style-name="ch3" table:cell-range-address="dadosAlunos.B11:dadosAlunos.G16" svg:x="0.158cm" svg:y="0.088cm" svg:width="4.743cm" svg:height="4.243cm">
          <chartooo:coordinate-region svg:x="0.444cm" svg:y="0.287cm" svg:width="4.178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1:dadosAlunos.B16" chart:class="chart:line">
            <chart:data-point chart:repeated="6"/>
          </chart:series>
          <chart:series chart:style-name="ch8" chart:values-cell-range-address="dadosAlunos.C11:dadosAlunos.C16" chart:class="chart:line">
            <chart:data-point chart:repeated="6"/>
          </chart:series>
          <chart:series chart:style-name="ch9" chart:values-cell-range-address="dadosAlunos.D11:dadosAlunos.D16" chart:class="chart:line">
            <chart:data-point chart:repeated="6"/>
          </chart:series>
          <chart:series chart:style-name="ch10" chart:values-cell-range-address="dadosAlunos.E11:dadosAlunos.E16" chart:class="chart:line">
            <chart:data-point chart:repeated="6"/>
          </chart:series>
          <chart:series chart:style-name="ch11" chart:values-cell-range-address="dadosAlunos.F11:dadosAlunos.F16" chart:class="chart:line">
            <chart:data-point chart:repeated="6"/>
          </chart:series>
          <chart:series chart:style-name="ch12" chart:values-cell-range-address="dadosAlunos.G11:dadosAlunos.G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dadosAlunos.B11:dadosAlunos.B16</svg:desc>
                </draw:g>
              </table:table-cell>
              <table:table-cell office:value-type="float" office:value="8.6">
                <text:p>8.6</text:p>
                <draw:g>
                  <svg:desc>dadosAlunos.C11:dadosAlunos.C16</svg:desc>
                </draw:g>
              </table:table-cell>
              <table:table-cell office:value-type="float" office:value="9.3">
                <text:p>9.3</text:p>
                <draw:g>
                  <svg:desc>dadosAlunos.D11:dadosAlunos.D16</svg:desc>
                </draw:g>
              </table:table-cell>
              <table:table-cell office:value-type="float" office:value="NaN">
                <text:p>NaN</text:p>
                <draw:g>
                  <svg:desc>dadosAlunos.E11:dadosAlunos.E16</svg:desc>
                </draw:g>
              </table:table-cell>
              <table:table-cell office:value-type="float" office:value="8.9">
                <text:p>8.9</text:p>
                <draw:g>
                  <svg:desc>dadosAlunos.F11:dadosAlunos.F16</svg:desc>
                </draw:g>
              </table:table-cell>
              <table:table-cell office:value-type="float" office:value="8.4">
                <text:p>8.4</text:p>
                <draw:g>
                  <svg:desc>dadosAlunos.G11:dadosAlunos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7.2">
                <text:p>7.2</text:p>
              </table:table-cell>
              <table:table-cell office:value-type="float" office:value="7.7">
                <text:p>7.7</text:p>
              </table:table-cell>
              <table:table-cell office:value-type="float" office:value="8.5">
                <text:p>8.5</text:p>
              </table:table-cell>
              <table:table-cell office:value-type="float" office:value="6.8">
                <text:p>6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6.9">
                <text:p>6.9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  <table:table-cell office:value-type="float" office:value="6.2">
                <text:p>6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">
                <text:p>7.1</text:p>
              </table:table-cell>
              <table:table-cell office:value-type="float" office:value="6.6">
                <text:p>6.6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339cm" xlink:href=".." xlink:type="simple" chart:class="chart:line" chart:style-name="ch1">
        <chart:legend chart:legend-position="end" svg:x="5.059cm" svg:y="0.625cm" style:legend-expansion="high" chart:style-name="ch2"/>
        <chart:plot-area chart:style-name="ch3" table:cell-range-address="dadosAlunos.B19:dadosAlunos.G24" svg:x="0.158cm" svg:y="0.086cm" svg:width="4.743cm" svg:height="4.167cm">
          <chartooo:coordinate-region svg:x="0.444cm" svg:y="0.285cm" svg:width="4.178cm" svg:height="3.4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19:dadosAlunos.B24" chart:class="chart:line">
            <chart:data-point chart:repeated="6"/>
          </chart:series>
          <chart:series chart:style-name="ch8" chart:values-cell-range-address="dadosAlunos.C19:dadosAlunos.C24" chart:class="chart:line">
            <chart:data-point chart:repeated="6"/>
          </chart:series>
          <chart:series chart:style-name="ch9" chart:values-cell-range-address="dadosAlunos.D19:dadosAlunos.D24" chart:class="chart:line">
            <chart:data-point chart:repeated="6"/>
          </chart:series>
          <chart:series chart:style-name="ch10" chart:values-cell-range-address="dadosAlunos.E19:dadosAlunos.E24" chart:class="chart:line">
            <chart:data-point chart:repeated="6"/>
          </chart:series>
          <chart:series chart:style-name="ch11" chart:values-cell-range-address="dadosAlunos.F19:dadosAlunos.F24" chart:class="chart:line">
            <chart:data-point chart:repeated="6"/>
          </chart:series>
          <chart:series chart:style-name="ch12" chart:values-cell-range-address="dadosAlunos.G19:dadosAlunos.G2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">
                <text:p>8.6</text:p>
                <draw:g>
                  <svg:desc>dadosAlunos.B19:dadosAlunos.B24</svg:desc>
                </draw:g>
              </table:table-cell>
              <table:table-cell office:value-type="float" office:value="7">
                <text:p>7</text:p>
                <draw:g>
                  <svg:desc>dadosAlunos.C19:dadosAlunos.C24</svg:desc>
                </draw:g>
              </table:table-cell>
              <table:table-cell office:value-type="float" office:value="7.8">
                <text:p>7.8</text:p>
                <draw:g>
                  <svg:desc>dadosAlunos.D19:dadosAlunos.D24</svg:desc>
                </draw:g>
              </table:table-cell>
              <table:table-cell office:value-type="float" office:value="NaN">
                <text:p>NaN</text:p>
                <draw:g>
                  <svg:desc>dadosAlunos.E19:dadosAlunos.E24</svg:desc>
                </draw:g>
              </table:table-cell>
              <table:table-cell office:value-type="float" office:value="8">
                <text:p>8</text:p>
                <draw:g>
                  <svg:desc>dadosAlunos.F19:dadosAlunos.F24</svg:desc>
                </draw:g>
              </table:table-cell>
              <table:table-cell office:value-type="float" office:value="7.6">
                <text:p>7.6</text:p>
                <draw:g>
                  <svg:desc>dadosAlunos.G19:dadosAlunos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">
                <text:p>9.1</text:p>
              </table:table-cell>
              <table:table-cell office:value-type="float" office:value="8.3">
                <text:p>8.3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">
                <text:p>9.6</text:p>
              </table:table-cell>
              <table:table-cell office:value-type="float" office:value="8.1">
                <text:p>8.1</text:p>
              </table:table-cell>
              <table:table-cell office:value-type="float" office:value="8.3">
                <text:p>8.3</text:p>
              </table:table-cell>
              <table:table-cell office:value-type="float" office:value="9.3">
                <text:p>9.3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">
                <text:p>9.8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7.8">
                <text:p>7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19cm" xlink:href=".." xlink:type="simple" chart:class="chart:line" chart:style-name="ch1">
        <chart:legend chart:legend-position="end" svg:x="5.059cm" svg:y="0.665cm" style:legend-expansion="high" chart:style-name="ch2"/>
        <chart:plot-area chart:style-name="ch3" table:cell-range-address="dadosAlunos.B27:dadosAlunos.G32" svg:x="0.158cm" svg:y="0.088cm" svg:width="4.743cm" svg:height="4.243cm">
          <chartooo:coordinate-region svg:x="0.444cm" svg:y="0.287cm" svg:width="4.178cm" svg:height="3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27:dadosAlunos.B32" chart:class="chart:line">
            <chart:data-point chart:repeated="6"/>
          </chart:series>
          <chart:series chart:style-name="ch8" chart:values-cell-range-address="dadosAlunos.C27:dadosAlunos.C32" chart:class="chart:line">
            <chart:data-point chart:repeated="6"/>
          </chart:series>
          <chart:series chart:style-name="ch9" chart:values-cell-range-address="dadosAlunos.D27:dadosAlunos.D32" chart:class="chart:line">
            <chart:data-point chart:repeated="6"/>
          </chart:series>
          <chart:series chart:style-name="ch10" chart:values-cell-range-address="dadosAlunos.E27:dadosAlunos.E32" chart:class="chart:line">
            <chart:data-point chart:repeated="6"/>
          </chart:series>
          <chart:series chart:style-name="ch11" chart:values-cell-range-address="dadosAlunos.F27:dadosAlunos.F32" chart:class="chart:line">
            <chart:data-point chart:repeated="6"/>
          </chart:series>
          <chart:series chart:style-name="ch12" chart:values-cell-range-address="dadosAlunos.G27:dadosAlunos.G3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">
                <text:p>9.1</text:p>
                <draw:g>
                  <svg:desc>dadosAlunos.B27:dadosAlunos.B32</svg:desc>
                </draw:g>
              </table:table-cell>
              <table:table-cell office:value-type="float" office:value="9">
                <text:p>9</text:p>
                <draw:g>
                  <svg:desc>dadosAlunos.C27:dadosAlunos.C32</svg:desc>
                </draw:g>
              </table:table-cell>
              <table:table-cell office:value-type="float" office:value="8.6">
                <text:p>8.6</text:p>
                <draw:g>
                  <svg:desc>dadosAlunos.D27:dadosAlunos.D32</svg:desc>
                </draw:g>
              </table:table-cell>
              <table:table-cell office:value-type="float" office:value="NaN">
                <text:p>NaN</text:p>
                <draw:g>
                  <svg:desc>dadosAlunos.E27:dadosAlunos.E32</svg:desc>
                </draw:g>
              </table:table-cell>
              <table:table-cell office:value-type="float" office:value="9.6">
                <text:p>9.6</text:p>
                <draw:g>
                  <svg:desc>dadosAlunos.F27:dadosAlunos.F32</svg:desc>
                </draw:g>
              </table:table-cell>
              <table:table-cell office:value-type="float" office:value="9">
                <text:p>9</text:p>
                <draw:g>
                  <svg:desc>dadosAlunos.G27:dadosAlunos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8.3">
                <text:p>8.3</text:p>
              </table:table-cell>
              <table:table-cell office:value-type="float" office:value="9.3">
                <text:p>9.3</text:p>
              </table:table-cell>
              <table:table-cell office:value-type="float" office:value="9.5">
                <text:p>9.5</text:p>
              </table:table-cell>
              <table:table-cell office:value-type="float" office:value="9.3">
                <text:p>9.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">
                <text:p>9.3</text:p>
              </table:table-cell>
              <table:table-cell office:value-type="float" office:value="8.8">
                <text:p>8.8</text:p>
              </table:table-cell>
              <table:table-cell office:value-type="float" office:value="9.5">
                <text:p>9.5</text:p>
              </table:table-cell>
              <table:table-cell office:value-type="float" office:value="8.1">
                <text:p>8.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">
                <text:p>9.8</text:p>
              </table:table-cell>
              <table:table-cell office:value-type="float" office:value="9.3">
                <text:p>9.3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71cm" xlink:href=".." xlink:type="simple" chart:class="chart:line" chart:style-name="ch1">
        <chart:legend chart:legend-position="end" svg:x="5.059cm" svg:y="0.691cm" style:legend-expansion="high" chart:style-name="ch2"/>
        <chart:plot-area chart:style-name="ch3" table:cell-range-address="dadosAlunos.B43:dadosAlunos.G48" svg:x="0.158cm" svg:y="0.089cm" svg:width="4.743cm" svg:height="4.293cm">
          <chartooo:coordinate-region svg:x="0.444cm" svg:y="0.288cm" svg:width="4.178cm" svg:height="3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43:dadosAlunos.B48" chart:class="chart:line">
            <chart:data-point chart:repeated="6"/>
          </chart:series>
          <chart:series chart:style-name="ch8" chart:values-cell-range-address="dadosAlunos.C43:dadosAlunos.C48" chart:class="chart:line">
            <chart:data-point chart:repeated="6"/>
          </chart:series>
          <chart:series chart:style-name="ch9" chart:values-cell-range-address="dadosAlunos.D43:dadosAlunos.D48" chart:class="chart:line">
            <chart:data-point chart:repeated="6"/>
          </chart:series>
          <chart:series chart:style-name="ch10" chart:values-cell-range-address="dadosAlunos.E43:dadosAlunos.E48" chart:class="chart:line">
            <chart:data-point chart:repeated="6"/>
          </chart:series>
          <chart:series chart:style-name="ch11" chart:values-cell-range-address="dadosAlunos.F43:dadosAlunos.F48" chart:class="chart:line">
            <chart:data-point chart:repeated="6"/>
          </chart:series>
          <chart:series chart:style-name="ch12" chart:values-cell-range-address="dadosAlunos.G43:dadosAlunos.G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dosAlunos.B43:dadosAlunos.B48</svg:desc>
                </draw:g>
              </table:table-cell>
              <table:table-cell office:value-type="float" office:value="8">
                <text:p>8</text:p>
                <draw:g>
                  <svg:desc>dadosAlunos.C43:dadosAlunos.C48</svg:desc>
                </draw:g>
              </table:table-cell>
              <table:table-cell office:value-type="float" office:value="9">
                <text:p>9</text:p>
                <draw:g>
                  <svg:desc>dadosAlunos.D43:dadosAlunos.D48</svg:desc>
                </draw:g>
              </table:table-cell>
              <table:table-cell office:value-type="float" office:value="NaN">
                <text:p>NaN</text:p>
                <draw:g>
                  <svg:desc>dadosAlunos.E43:dadosAlunos.E48</svg:desc>
                </draw:g>
              </table:table-cell>
              <table:table-cell office:value-type="float" office:value="8.8">
                <text:p>8.8</text:p>
                <draw:g>
                  <svg:desc>dadosAlunos.F43:dadosAlunos.F48</svg:desc>
                </draw:g>
              </table:table-cell>
              <table:table-cell office:value-type="float" office:value="7.8">
                <text:p>7.8</text:p>
                <draw:g>
                  <svg:desc>dadosAlunos.G43:dadosAlunos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">
                <text:p>8.6</text:p>
              </table:table-cell>
              <table:table-cell office:value-type="float" office:value="7.7">
                <text:p>7.7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8.1">
                <text:p>8.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.3">
                <text:p>9.3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6">
                <text:p>6.6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  <table:table-cell office:value-type="float" office:value="9.2">
                <text:p>9.2</text:p>
              </table:table-cell>
              <table:table-cell office:value-type="float" office:value="8.7">
                <text:p>8.7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921cm" xlink:href=".." xlink:type="simple" chart:class="chart:line" chart:style-name="ch1">
        <chart:legend chart:legend-position="end" svg:x="5.059cm" svg:y="0.916cm" style:legend-expansion="high" chart:style-name="ch2"/>
        <chart:plot-area chart:style-name="ch3" table:cell-range-address="dadosAlunos.B51:dadosAlunos.G56" svg:x="0.158cm" svg:y="0.098cm" svg:width="4.743cm" svg:height="4.725cm">
          <chartooo:coordinate-region svg:x="0.444cm" svg:y="0.297cm" svg:width="4.178cm" svg:height="4.0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51:dadosAlunos.B56" chart:class="chart:line">
            <chart:data-point chart:repeated="6"/>
          </chart:series>
          <chart:series chart:style-name="ch8" chart:values-cell-range-address="dadosAlunos.C51:dadosAlunos.C56" chart:class="chart:line">
            <chart:data-point chart:repeated="6"/>
          </chart:series>
          <chart:series chart:style-name="ch9" chart:values-cell-range-address="dadosAlunos.D51:dadosAlunos.D56" chart:class="chart:line">
            <chart:data-point chart:repeated="6"/>
          </chart:series>
          <chart:series chart:style-name="ch10" chart:values-cell-range-address="dadosAlunos.E51:dadosAlunos.E56" chart:class="chart:line">
            <chart:data-point chart:repeated="6"/>
          </chart:series>
          <chart:series chart:style-name="ch11" chart:values-cell-range-address="dadosAlunos.F51:dadosAlunos.F56" chart:class="chart:line">
            <chart:data-point chart:repeated="6"/>
          </chart:series>
          <chart:series chart:style-name="ch12" chart:values-cell-range-address="dadosAlunos.G51:dadosAlunos.G5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">
                <text:p>9.1</text:p>
                <draw:g>
                  <svg:desc>dadosAlunos.B51:dadosAlunos.B56</svg:desc>
                </draw:g>
              </table:table-cell>
              <table:table-cell office:value-type="float" office:value="9">
                <text:p>9</text:p>
                <draw:g>
                  <svg:desc>dadosAlunos.C51:dadosAlunos.C56</svg:desc>
                </draw:g>
              </table:table-cell>
              <table:table-cell office:value-type="float" office:value="8.6">
                <text:p>8.6</text:p>
                <draw:g>
                  <svg:desc>dadosAlunos.D51:dadosAlunos.D56</svg:desc>
                </draw:g>
              </table:table-cell>
              <table:table-cell office:value-type="float" office:value="NaN">
                <text:p>NaN</text:p>
                <draw:g>
                  <svg:desc>dadosAlunos.E51:dadosAlunos.E56</svg:desc>
                </draw:g>
              </table:table-cell>
              <table:table-cell office:value-type="float" office:value="9.3">
                <text:p>9.3</text:p>
                <draw:g>
                  <svg:desc>dadosAlunos.F51:dadosAlunos.F56</svg:desc>
                </draw:g>
              </table:table-cell>
              <table:table-cell office:value-type="float" office:value="9.3">
                <text:p>9.3</text:p>
                <draw:g>
                  <svg:desc>dadosAlunos.G51:dadosAlunos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7">
                <text:p>8.7</text:p>
              </table:table-cell>
              <table:table-cell office:value-type="float" office:value="9.1">
                <text:p>9.1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">
                <text:p>8.3</text:p>
              </table:table-cell>
              <table:table-cell office:value-type="float" office:value="8">
                <text:p>8</text:p>
              </table:table-cell>
              <table:table-cell office:value-type="float" office:value="9.6">
                <text:p>9.6</text:p>
              </table:table-cell>
              <table:table-cell office:value-type="float" office:value="7.3">
                <text:p>7.3</text:p>
              </table:table-cell>
              <table:table-cell office:value-type="float" office:value="7.8">
                <text:p>7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8.3">
                <text:p>8.3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">
                <text:p>9.7</text:p>
              </table:table-cell>
              <table:table-cell office:value-type="float" office:value="9">
                <text:p>9</text:p>
              </table:table-cell>
              <table:table-cell office:value-type="float" office:value="9.8">
                <text:p>9.8</text:p>
              </table:table-cell>
              <table:table-cell office:value-type="float" office:value="9.7">
                <text:p>9.7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3.916cm" xlink:href=".." xlink:type="simple" chart:class="chart:line" chart:style-name="ch1">
        <chart:legend chart:legend-position="end" svg:x="5.059cm" svg:y="0.414cm" style:legend-expansion="high" chart:style-name="ch2"/>
        <chart:plot-area chart:style-name="ch3" table:cell-range-address="dadosAlunos.B59:dadosAlunos.G64" svg:x="0.158cm" svg:y="0.078cm" svg:width="4.743cm" svg:height="3.76cm">
          <chartooo:coordinate-region svg:x="0.444cm" svg:y="0.277cm" svg:width="4.178cm" svg:height="3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59:dadosAlunos.B64" chart:class="chart:line">
            <chart:data-point chart:repeated="6"/>
          </chart:series>
          <chart:series chart:style-name="ch8" chart:values-cell-range-address="dadosAlunos.C59:dadosAlunos.C64" chart:class="chart:line">
            <chart:data-point chart:repeated="6"/>
          </chart:series>
          <chart:series chart:style-name="ch9" chart:values-cell-range-address="dadosAlunos.D59:dadosAlunos.D64" chart:class="chart:line">
            <chart:data-point chart:repeated="6"/>
          </chart:series>
          <chart:series chart:style-name="ch10" chart:values-cell-range-address="dadosAlunos.E59:dadosAlunos.E64" chart:class="chart:line">
            <chart:data-point chart:repeated="6"/>
          </chart:series>
          <chart:series chart:style-name="ch11" chart:values-cell-range-address="dadosAlunos.F59:dadosAlunos.F64" chart:class="chart:line">
            <chart:data-point chart:repeated="6"/>
          </chart:series>
          <chart:series chart:style-name="ch12" chart:values-cell-range-address="dadosAlunos.G59:dadosAlunos.G6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dadosAlunos.B59:dadosAlunos.B64</svg:desc>
                </draw:g>
              </table:table-cell>
              <table:table-cell office:value-type="float" office:value="7.3">
                <text:p>7.3</text:p>
                <draw:g>
                  <svg:desc>dadosAlunos.C59:dadosAlunos.C64</svg:desc>
                </draw:g>
              </table:table-cell>
              <table:table-cell office:value-type="float" office:value="7.5">
                <text:p>7.5</text:p>
                <draw:g>
                  <svg:desc>dadosAlunos.D59:dadosAlunos.D64</svg:desc>
                </draw:g>
              </table:table-cell>
              <table:table-cell office:value-type="float" office:value="NaN">
                <text:p>NaN</text:p>
                <draw:g>
                  <svg:desc>dadosAlunos.E59:dadosAlunos.E64</svg:desc>
                </draw:g>
              </table:table-cell>
              <table:table-cell office:value-type="float" office:value="7.5">
                <text:p>7.5</text:p>
                <draw:g>
                  <svg:desc>dadosAlunos.F59:dadosAlunos.F64</svg:desc>
                </draw:g>
              </table:table-cell>
              <table:table-cell office:value-type="float" office:value="7.3">
                <text:p>7.3</text:p>
                <draw:g>
                  <svg:desc>dadosAlunos.G59:dadosAlunos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  <table:table-cell office:value-type="float" office:value="5">
                <text:p>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  <table:table-cell office:value-type="float" office:value="6.3">
                <text:p>6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8">
                <text:p>7.8</text:p>
              </table:table-cell>
              <table:table-cell office:value-type="float" office:value="9.2">
                <text:p>9.2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.938cm" svg:height="4.471cm" xlink:href=".." xlink:type="simple" chart:class="chart:line" chart:style-name="ch1">
        <chart:legend chart:legend-position="end" svg:x="5.059cm" svg:y="0.691cm" style:legend-expansion="high" chart:style-name="ch2"/>
        <chart:plot-area chart:style-name="ch3" table:cell-range-address="dadosAlunos.B67:dadosAlunos.G72" svg:x="0.158cm" svg:y="0.089cm" svg:width="4.743cm" svg:height="4.293cm">
          <chartooo:coordinate-region svg:x="0.444cm" svg:y="0.288cm" svg:width="4.178cm" svg:height="3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Alunos.B67:dadosAlunos.B72" chart:class="chart:line">
            <chart:data-point chart:repeated="6"/>
          </chart:series>
          <chart:series chart:style-name="ch8" chart:values-cell-range-address="dadosAlunos.C67:dadosAlunos.C72" chart:class="chart:line">
            <chart:data-point chart:repeated="6"/>
          </chart:series>
          <chart:series chart:style-name="ch9" chart:values-cell-range-address="dadosAlunos.D67:dadosAlunos.D72" chart:class="chart:line">
            <chart:data-point chart:repeated="6"/>
          </chart:series>
          <chart:series chart:style-name="ch10" chart:values-cell-range-address="dadosAlunos.E67:dadosAlunos.E72" chart:class="chart:line">
            <chart:data-point chart:repeated="6"/>
          </chart:series>
          <chart:series chart:style-name="ch11" chart:values-cell-range-address="dadosAlunos.F67:dadosAlunos.F72" chart:class="chart:line">
            <chart:data-point chart:repeated="6"/>
          </chart:series>
          <chart:series chart:style-name="ch12" chart:values-cell-range-address="dadosAlunos.G67:dadosAlunos.G7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">
                <text:p>6.4</text:p>
                <draw:g>
                  <svg:desc>dadosAlunos.B67:dadosAlunos.B72</svg:desc>
                </draw:g>
              </table:table-cell>
              <table:table-cell office:value-type="float" office:value="7">
                <text:p>7</text:p>
                <draw:g>
                  <svg:desc>dadosAlunos.C67:dadosAlunos.C72</svg:desc>
                </draw:g>
              </table:table-cell>
              <table:table-cell office:value-type="float" office:value="7.8">
                <text:p>7.8</text:p>
                <draw:g>
                  <svg:desc>dadosAlunos.D67:dadosAlunos.D72</svg:desc>
                </draw:g>
              </table:table-cell>
              <table:table-cell office:value-type="float" office:value="NaN">
                <text:p>NaN</text:p>
                <draw:g>
                  <svg:desc>dadosAlunos.E67:dadosAlunos.E72</svg:desc>
                </draw:g>
              </table:table-cell>
              <table:table-cell office:value-type="float" office:value="7.1">
                <text:p>7.1</text:p>
                <draw:g>
                  <svg:desc>dadosAlunos.F67:dadosAlunos.F72</svg:desc>
                </draw:g>
              </table:table-cell>
              <table:table-cell office:value-type="float" office:value="7.3">
                <text:p>7.3</text:p>
                <draw:g>
                  <svg:desc>dadosAlunos.G67:dadosAlunos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">
                <text:p>6.1</text:p>
              </table:table-cell>
              <table:table-cell office:value-type="float" office:value="6.8">
                <text:p>6.8</text:p>
              </table:table-cell>
              <table:table-cell office:value-type="float" office:value="6.2">
                <text:p>6.2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6.8">
                <text:p>6.8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